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etting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40/content.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manifest.rdf" manifest:media-type="application/rdf+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Thumbnails/thumbnail.png" manifest:media-type="image/png"/>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style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1e9a" officeooo:paragraph-rsid="00255673"/>
    </style:style>
    <style:style style:name="P2" style:family="paragraph" style:parent-style-name="Standard">
      <style:paragraph-properties fo:text-align="justify" style:justify-single-word="false"/>
      <style:text-properties officeooo:rsid="00191e9a" officeooo:paragraph-rsid="0073eb43"/>
    </style:style>
    <style:style style:name="P3" style:family="paragraph" style:parent-style-name="Standard">
      <style:paragraph-properties fo:text-align="center" style:justify-single-word="false"/>
      <style:text-properties officeooo:rsid="00191e9a" officeooo:paragraph-rsid="00255673"/>
    </style:style>
    <style:style style:name="P4" style:family="paragraph" style:parent-style-name="Standard">
      <style:text-properties officeooo:rsid="00255673" officeooo:paragraph-rsid="00255673"/>
    </style:style>
    <style:style style:name="P5" style:family="paragraph" style:parent-style-name="Standard">
      <style:paragraph-properties fo:text-align="center" style:justify-single-word="false"/>
      <style:text-properties officeooo:rsid="00255673" officeooo:paragraph-rsid="00422839"/>
    </style:style>
    <style:style style:name="P6" style:family="paragraph" style:parent-style-name="Standard">
      <style:paragraph-properties fo:text-align="center" style:justify-single-word="false"/>
      <style:text-properties officeooo:rsid="00255673" officeooo:paragraph-rsid="007537d4"/>
    </style:style>
    <style:style style:name="P7" style:family="paragraph" style:parent-style-name="Standard">
      <style:text-properties officeooo:rsid="00255673" officeooo:paragraph-rsid="00422839"/>
    </style:style>
    <style:style style:name="P8" style:family="paragraph" style:parent-style-name="Standard">
      <style:paragraph-properties fo:text-align="center" style:justify-single-word="false"/>
      <style:text-properties officeooo:rsid="003ff3f3" officeooo:paragraph-rsid="003ff3f3"/>
    </style:style>
    <style:style style:name="P9" style:family="paragraph" style:parent-style-name="Standard">
      <style:paragraph-properties fo:text-align="center" style:justify-single-word="false"/>
      <style:text-properties officeooo:rsid="003ff3f3" officeooo:paragraph-rsid="00479470"/>
    </style:style>
    <style:style style:name="P10" style:family="paragraph" style:parent-style-name="Standard">
      <style:text-properties officeooo:rsid="00403787" officeooo:paragraph-rsid="00255673"/>
    </style:style>
    <style:style style:name="P11" style:family="paragraph" style:parent-style-name="Standard">
      <style:paragraph-properties fo:text-align="justify" style:justify-single-word="false"/>
      <style:text-properties officeooo:rsid="0042c7be" officeooo:paragraph-rsid="0042c7be"/>
    </style:style>
    <style:style style:name="P12" style:family="paragraph" style:parent-style-name="Standard">
      <style:paragraph-properties fo:text-align="justify" style:justify-single-word="false"/>
      <style:text-properties officeooo:rsid="0042c7be" officeooo:paragraph-rsid="004df33a"/>
    </style:style>
    <style:style style:name="P13" style:family="paragraph" style:parent-style-name="Standard">
      <style:paragraph-properties fo:text-align="center" style:justify-single-word="false"/>
      <style:text-properties officeooo:rsid="00479470" officeooo:paragraph-rsid="00479470"/>
    </style:style>
    <style:style style:name="P14" style:family="paragraph" style:parent-style-name="Standard">
      <style:paragraph-properties fo:text-align="justify" style:justify-single-word="false"/>
      <style:text-properties officeooo:rsid="004df33a" officeooo:paragraph-rsid="0073eb43"/>
    </style:style>
    <style:style style:name="P15" style:family="paragraph" style:parent-style-name="Standard">
      <style:paragraph-properties fo:text-align="justify" style:justify-single-word="false"/>
      <style:text-properties officeooo:rsid="004ff1de" officeooo:paragraph-rsid="004ff1de"/>
    </style:style>
    <style:style style:name="P16" style:family="paragraph" style:parent-style-name="Standard">
      <style:paragraph-properties fo:text-align="justify" style:justify-single-word="false"/>
      <style:text-properties officeooo:rsid="004ff1de" officeooo:paragraph-rsid="007e4c13"/>
    </style:style>
    <style:style style:name="P17" style:family="paragraph" style:parent-style-name="Standard">
      <style:paragraph-properties fo:text-align="justify" style:justify-single-word="false"/>
      <style:text-properties officeooo:rsid="004ff1de" officeooo:paragraph-rsid="0094e0df"/>
    </style:style>
    <style:style style:name="P18" style:family="paragraph" style:parent-style-name="Standard">
      <style:paragraph-properties fo:text-align="justify" style:justify-single-word="false"/>
      <style:text-properties officeooo:rsid="004ff1de" officeooo:paragraph-rsid="00a20f68"/>
    </style:style>
    <style:style style:name="P19" style:family="paragraph" style:parent-style-name="Standard">
      <style:paragraph-properties fo:text-align="justify" style:justify-single-word="false"/>
      <style:text-properties officeooo:rsid="0051a4e5" officeooo:paragraph-rsid="0051a4e5"/>
    </style:style>
    <style:style style:name="P20" style:family="paragraph" style:parent-style-name="Standard">
      <style:paragraph-properties fo:text-align="justify" style:justify-single-word="false"/>
      <style:text-properties officeooo:rsid="005d4b8c" officeooo:paragraph-rsid="005d4b8c"/>
    </style:style>
    <style:style style:name="P21" style:family="paragraph" style:parent-style-name="Standard">
      <style:paragraph-properties fo:text-align="justify" style:justify-single-word="false"/>
      <style:text-properties officeooo:rsid="00681dda" officeooo:paragraph-rsid="00681dda"/>
    </style:style>
    <style:style style:name="P22" style:family="paragraph" style:parent-style-name="Standard">
      <style:paragraph-properties fo:text-align="center" style:justify-single-word="false"/>
      <style:text-properties officeooo:rsid="00681dda" officeooo:paragraph-rsid="00681dda"/>
    </style:style>
    <style:style style:name="P23" style:family="paragraph" style:parent-style-name="Standard">
      <style:text-properties fo:font-weight="bold" officeooo:rsid="00255673" officeooo:paragraph-rsid="00422839" style:font-weight-asian="bold" style:font-weight-complex="bold"/>
    </style:style>
    <style:style style:name="P24" style:family="paragraph" style:parent-style-name="Standard">
      <style:paragraph-properties fo:text-align="justify" style:justify-single-word="false"/>
      <style:text-properties officeooo:rsid="007b6353" officeooo:paragraph-rsid="007b6353"/>
    </style:style>
    <style:style style:name="P25" style:family="paragraph" style:parent-style-name="Standard">
      <style:paragraph-properties fo:text-align="center" style:justify-single-word="false"/>
      <style:text-properties officeooo:rsid="007b6353" officeooo:paragraph-rsid="007b6353"/>
    </style:style>
    <style:style style:name="P26" style:family="paragraph" style:parent-style-name="Standard">
      <style:paragraph-properties fo:text-align="justify" style:justify-single-word="false"/>
      <style:text-properties officeooo:rsid="007e4c13" officeooo:paragraph-rsid="007e4c13"/>
    </style:style>
    <style:style style:name="P27" style:family="paragraph" style:parent-style-name="Standard">
      <style:paragraph-properties fo:text-align="justify" style:justify-single-word="false"/>
      <style:text-properties officeooo:rsid="007faa1c" officeooo:paragraph-rsid="007faa1c"/>
    </style:style>
    <style:style style:name="P28" style:family="paragraph" style:parent-style-name="Standard">
      <style:paragraph-properties fo:text-align="center" style:justify-single-word="false"/>
      <style:text-properties officeooo:rsid="007faa1c" officeooo:paragraph-rsid="009146e8"/>
    </style:style>
    <style:style style:name="P29" style:family="paragraph" style:parent-style-name="Standard">
      <style:paragraph-properties fo:text-align="justify" style:justify-single-word="false"/>
      <style:text-properties officeooo:rsid="0094e0df" officeooo:paragraph-rsid="0094e0df"/>
    </style:style>
    <style:style style:name="P30" style:family="paragraph" style:parent-style-name="Standard">
      <style:paragraph-properties fo:text-align="justify" style:justify-single-word="false"/>
      <style:text-properties officeooo:rsid="0094e0df" officeooo:paragraph-rsid="00a20f68"/>
    </style:style>
    <style:style style:name="P31" style:family="paragraph" style:parent-style-name="Standard">
      <style:paragraph-properties fo:text-align="center" style:justify-single-word="false"/>
      <style:text-properties officeooo:rsid="0094e0df" officeooo:paragraph-rsid="00a20f68"/>
    </style:style>
    <style:style style:name="P32" style:family="paragraph" style:parent-style-name="Standard">
      <style:paragraph-properties fo:text-align="center" style:justify-single-word="false"/>
      <style:text-properties officeooo:rsid="0094e0df" officeooo:paragraph-rsid="0094e0df"/>
    </style:style>
    <style:style style:name="P33" style:family="paragraph" style:parent-style-name="Standard">
      <style:paragraph-properties fo:text-align="justify" style:justify-single-word="false"/>
      <style:text-properties officeooo:rsid="009ab3f0" officeooo:paragraph-rsid="009ab3f0"/>
    </style:style>
    <style:style style:name="P34" style:family="paragraph" style:parent-style-name="Standard">
      <style:paragraph-properties fo:text-align="justify" style:justify-single-word="false"/>
      <style:text-properties officeooo:rsid="009c29b1" officeooo:paragraph-rsid="009c29b1"/>
    </style:style>
    <style:style style:name="P35" style:family="paragraph" style:parent-style-name="Standard">
      <style:paragraph-properties fo:text-align="justify" style:justify-single-word="false"/>
      <style:text-properties officeooo:rsid="009c29b1" officeooo:paragraph-rsid="00a20f68"/>
    </style:style>
    <style:style style:name="P36" style:family="paragraph" style:parent-style-name="Standard">
      <style:paragraph-properties fo:text-align="center" style:justify-single-word="false"/>
      <style:text-properties officeooo:rsid="009c29b1" officeooo:paragraph-rsid="009c29b1"/>
    </style:style>
    <style:style style:name="P37" style:family="paragraph" style:parent-style-name="Standard">
      <style:paragraph-properties fo:text-align="justify" style:justify-single-word="false"/>
      <style:text-properties officeooo:rsid="00a48738" officeooo:paragraph-rsid="00a971ca"/>
    </style:style>
    <style:style style:name="P38" style:family="paragraph" style:parent-style-name="Standard">
      <style:paragraph-properties fo:text-align="center" style:justify-single-word="false"/>
      <style:text-properties officeooo:rsid="00a48738" officeooo:paragraph-rsid="00a971ca"/>
    </style:style>
    <style:style style:name="P39" style:family="paragraph" style:parent-style-name="Standard">
      <style:paragraph-properties fo:text-align="justify" style:justify-single-word="false"/>
      <style:text-properties officeooo:rsid="00aff942" officeooo:paragraph-rsid="00aff942"/>
    </style:style>
    <style:style style:name="P40" style:family="paragraph" style:parent-style-name="Standard">
      <style:paragraph-properties fo:text-align="justify" style:justify-single-word="false"/>
      <style:text-properties officeooo:rsid="00b472a4" officeooo:paragraph-rsid="00b472a4"/>
    </style:style>
    <style:style style:name="P41" style:family="paragraph" style:parent-style-name="Standard">
      <style:paragraph-properties fo:text-align="center" style:justify-single-word="false"/>
      <style:text-properties officeooo:rsid="00b472a4" officeooo:paragraph-rsid="00b472a4"/>
    </style:style>
    <style:style style:name="P42" style:family="paragraph" style:parent-style-name="Standard">
      <style:paragraph-properties fo:text-align="center" style:justify-single-word="false"/>
      <style:text-properties officeooo:rsid="00b472a4" officeooo:paragraph-rsid="0103f263"/>
    </style:style>
    <style:style style:name="P43" style:family="paragraph" style:parent-style-name="Standard">
      <style:paragraph-properties fo:text-align="justify" style:justify-single-word="false"/>
      <style:text-properties officeooo:rsid="00fc6d1d" officeooo:paragraph-rsid="00fc6d1d"/>
    </style:style>
    <style:style style:name="P44" style:family="paragraph" style:parent-style-name="Standard">
      <style:paragraph-properties fo:text-align="justify" style:justify-single-word="false"/>
      <style:text-properties officeooo:rsid="01023d3d" officeooo:paragraph-rsid="01023d3d"/>
    </style:style>
    <style:style style:name="P45" style:family="paragraph" style:parent-style-name="Standard">
      <style:paragraph-properties fo:break-before="page"/>
      <style:text-properties fo:font-weight="bold" officeooo:rsid="00422839" officeooo:paragraph-rsid="00422839" style:font-weight-asian="bold" style:font-weight-complex="bold"/>
    </style:style>
    <style:style style:name="P46" style:family="paragraph" style:parent-style-name="Standard">
      <style:paragraph-properties fo:text-align="justify" style:justify-single-word="false"/>
      <style:text-properties officeooo:rsid="0042c7be" officeooo:paragraph-rsid="010d41a5"/>
    </style:style>
    <style:style style:name="P47" style:family="paragraph" style:parent-style-name="Standard">
      <style:paragraph-properties fo:text-align="justify" style:justify-single-word="false"/>
      <style:text-properties officeooo:rsid="010ea225" officeooo:paragraph-rsid="010ea225"/>
    </style:style>
    <style:style style:name="P48" style:family="paragraph" style:parent-style-name="Standard">
      <style:paragraph-properties fo:text-align="center" style:justify-single-word="false"/>
      <style:text-properties officeooo:paragraph-rsid="0110b132"/>
    </style:style>
    <style:style style:name="P49" style:family="paragraph" style:parent-style-name="Standard">
      <style:text-properties fo:font-weight="bold" officeooo:rsid="0117b750" officeooo:paragraph-rsid="0117b750" style:font-weight-asian="bold" style:font-weight-complex="bold"/>
    </style:style>
    <style:style style:name="P50" style:family="paragraph" style:parent-style-name="Standard">
      <style:paragraph-properties fo:text-align="justify" style:justify-single-word="false"/>
      <style:text-properties officeooo:rsid="0085f397" officeooo:paragraph-rsid="0117b30c"/>
    </style:style>
    <style:style style:name="P51" style:family="paragraph" style:parent-style-name="Standard">
      <style:paragraph-properties fo:text-align="justify" style:justify-single-word="false"/>
      <style:text-properties officeooo:rsid="0094e0df" officeooo:paragraph-rsid="00a20f68"/>
    </style:style>
    <style:style style:name="P52" style:family="paragraph" style:parent-style-name="Standard">
      <style:paragraph-properties fo:text-align="center" style:justify-single-word="false"/>
      <style:text-properties officeooo:rsid="0094e0df" officeooo:paragraph-rsid="0094e0df"/>
    </style:style>
    <style:style style:name="P53" style:family="paragraph" style:parent-style-name="Standard">
      <style:paragraph-properties fo:text-align="justify" style:justify-single-word="false"/>
      <style:text-properties officeooo:rsid="00fc6d1d" officeooo:paragraph-rsid="00fc6d1d"/>
    </style:style>
    <style:style style:name="P54" style:family="paragraph" style:parent-style-name="Standard">
      <style:paragraph-properties fo:text-align="justify" style:justify-single-word="false"/>
      <style:text-properties officeooo:rsid="01023d3d" officeooo:paragraph-rsid="01023d3d"/>
    </style:style>
    <style:style style:name="T1" style:family="text">
      <style:text-properties officeooo:rsid="003ca9a9"/>
    </style:style>
    <style:style style:name="T2" style:family="text">
      <style:text-properties officeooo:rsid="004387c9"/>
    </style:style>
    <style:style style:name="T3" style:family="text">
      <style:text-properties officeooo:rsid="005104e7"/>
    </style:style>
    <style:style style:name="T4" style:family="text">
      <style:text-properties officeooo:rsid="0053379c"/>
    </style:style>
    <style:style style:name="T5" style:family="text">
      <style:text-properties officeooo:rsid="005df2c0"/>
    </style:style>
    <style:style style:name="T6" style:family="text">
      <style:text-properties officeooo:rsid="005f7154"/>
    </style:style>
    <style:style style:name="T7" style:family="text">
      <style:text-properties officeooo:rsid="006976ca"/>
    </style:style>
    <style:style style:name="T8" style:family="text">
      <style:text-properties officeooo:rsid="006b4593"/>
    </style:style>
    <style:style style:name="T9" style:family="text">
      <style:text-properties officeooo:rsid="007537d4"/>
    </style:style>
    <style:style style:name="T10" style:family="text">
      <style:text-properties officeooo:rsid="0075ab6d"/>
    </style:style>
    <style:style style:name="T11" style:family="text">
      <style:text-properties officeooo:rsid="00814761"/>
    </style:style>
    <style:style style:name="T12" style:family="text">
      <style:text-properties officeooo:rsid="0083bd45"/>
    </style:style>
    <style:style style:name="T13" style:family="text">
      <style:text-properties officeooo:rsid="008bbacd"/>
    </style:style>
    <style:style style:name="T14" style:family="text">
      <style:text-properties officeooo:rsid="008e796c"/>
    </style:style>
    <style:style style:name="T15" style:family="text">
      <style:text-properties officeooo:rsid="009595a3"/>
    </style:style>
    <style:style style:name="T16" style:family="text">
      <style:text-properties officeooo:rsid="00992077"/>
    </style:style>
    <style:style style:name="T17" style:family="text">
      <style:text-properties officeooo:rsid="009c29b1"/>
    </style:style>
    <style:style style:name="T18" style:family="text">
      <style:text-properties officeooo:rsid="009d960f"/>
    </style:style>
    <style:style style:name="T19" style:family="text">
      <style:text-properties officeooo:rsid="009df16c"/>
    </style:style>
    <style:style style:name="T20" style:family="text">
      <style:text-properties officeooo:rsid="00a01e40"/>
    </style:style>
    <style:style style:name="T21" style:family="text">
      <style:text-properties officeooo:rsid="00a64f08"/>
    </style:style>
    <style:style style:name="T22" style:family="text">
      <style:text-properties officeooo:rsid="00a8097e"/>
    </style:style>
    <style:style style:name="T23" style:family="text">
      <style:text-properties officeooo:rsid="00a96e90"/>
    </style:style>
    <style:style style:name="T24" style:family="text">
      <style:text-properties officeooo:rsid="00a971ca"/>
    </style:style>
    <style:style style:name="T25" style:family="text">
      <style:text-properties officeooo:rsid="00abcb52"/>
    </style:style>
    <style:style style:name="T26" style:family="text">
      <style:text-properties officeooo:rsid="00adc92a"/>
    </style:style>
    <style:style style:name="T27" style:family="text">
      <style:text-properties fo:font-style="italic" style:font-style-asian="italic" style:font-style-complex="italic"/>
    </style:style>
    <style:style style:name="T28" style:family="text">
      <style:text-properties fo:font-style="italic" officeooo:rsid="00fc6d1d" style:font-style-asian="italic" style:font-style-complex="italic"/>
    </style:style>
    <style:style style:name="T29" style:family="text">
      <style:text-properties officeooo:rsid="01023d3d"/>
    </style:style>
    <style:style style:name="T30" style:family="text">
      <style:text-properties officeooo:rsid="0103f263"/>
    </style:style>
    <style:style style:name="T31" style:family="text">
      <style:text-properties officeooo:rsid="010d41a5"/>
    </style:style>
    <style:style style:name="T32" style:family="text">
      <style:text-properties officeooo:rsid="0110b132"/>
    </style:style>
    <style:style style:name="T33" style:family="text">
      <style:text-properties officeooo:rsid="01123fa9"/>
    </style:style>
    <style:style style:name="T34" style:family="text">
      <style:text-properties officeooo:rsid="00b472a4"/>
    </style:style>
    <style:style style:name="T35" style:family="text">
      <style:text-properties officeooo:rsid="0115213a"/>
    </style:style>
    <style:style style:name="T36" style:family="text">
      <style:text-properties fo:font-weight="bold" officeooo:rsid="00255673" style:font-weight-asian="bold" style:font-weight-complex="bold"/>
    </style:style>
    <style:style style:name="T37" style:family="text">
      <style:text-properties officeooo:rsid="0117df38"/>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10"/>
      <text:p text:style-name="P4"/>
      <text:p text:style-name="P4"/>
      <text:p text:style-name="P4"/>
      <text:p text:style-name="P4"/>
      <text:p text:style-name="P4"/>
      <text:p text:style-name="P4"/>
      <text:p text:style-name="P4"/>
      <text:p text:style-name="P4"/>
      <text:p text:style-name="P4"/>
      <text:p text:style-name="P4"/>
      <text:p text:style-name="P8">Inertial <text:span text:style-name="T31">Measurement</text:span> Unit (IMU)</text:p>
      <text:p text:style-name="P8">Algorithm Description Document (ADD)</text:p>
      <text:p text:style-name="P8"/>
      <text:p text:style-name="P8">by</text:p>
      <text:p text:style-name="P8">Simeon Symeonidis</text:p>
      <text:p text:style-name="P8"/>
      <text:p text:style-name="P13"><text:span text:style-name="T35">11</text:span>/<text:span text:style-name="T35">13</text:span>/201<text:span text:style-name="T35">8</text:span></text:p>
      <text:p text:style-name="P13">revision <text:span text:style-name="T35">2</text:span>.0</text:p>
      <text:p text:style-name="P9"/>
      <text:p text:style-name="P45">Overview</text:p>
      <text:p text:style-name="P23"/>
      <text:p text:style-name="P46"><text:span text:style-name="T2">The purpose of the Inertial Measurement Unit (IMU)</text:span> <text:span text:style-name="T31">is to convert</text:span> <text:span text:style-name="T2">Microelectromechanical Systems (MEMS) accelerometer, magnetometer, and gyroscope sensor data</text:span> <text:span text:style-name="T2">into orientation and translational acceleration measurements. <text:s/>This Algorithm Description Document (ADD) captures the IMU contained within the displayIMU repository. <text:s/>This specific algorithm was tailored to minimize processing use via op-count optimization and increase usability via reducing algorithm parameters into the smallest, most intuitive subset possible. <text:s text:c="3"/></text:span></text:p>
      <text:p text:style-name="P12"/>
      <text:p text:style-name="P19">The work captured hereinafter is an extension of the paper “An efficient orientation Filter for inertial and inertial/magnetic sensor arrays” written by Sebastian O.H. Madgwick. <text:s/><text:span text:style-name="T4">The algorithm was adapted <text:s/>to meet the needs of a wearable sensor operating in the presence of Electromagnetic noise. <text:s/>Algorithm changes include supporting asynchronous data and reworking the magnetometer processing function to minimize impact of “non-azimuth” component. <text:s/></text:span></text:p>
      <text:p text:style-name="P11"/>
      <text:p text:style-name="P15">The report will be organized in <text:span text:style-name="T33">two</text:span> sections. <text:s/><text:span text:style-name="T3">The first section defines variable types and operations to be used. <text:s/>This is important because it will establish the conventions to be used in the paper. <text:s/>The second section defines the algorithm core. <text:s/>Not included in the document are the functions used to initialize system state, <text:s/>calculate figure of merits, apply weights, extract up and forward vectors, and conversions between Euler angles and rotation matrices (see Matlab files for these references).</text:span></text:p>
      <text:p text:style-name="P7"/>
      <text:p text:style-name="P23">Definitions</text:p>
      <text:p text:style-name="P23"/>
      <text:p text:style-name="P20">Sensor inputs will be represented as three dimensional vectors, <text:span text:style-name="T6">denoted lowercase letter with an arrow on top</text:span>. <text:s/><text:span text:style-name="T5">Common vector operations, normalize, dot products and cross products, are captured below.</text:span> <text:s/></text:p>
      <text:p text:style-name="P5"/>
      <text:p text:style-name="P5"><draw:frame draw:style-name="fr1" draw:name="Object23" text:anchor-type="as-char" svg:y="-0.4071in" svg:width="0.5634in" svg:height="0.7402in" draw:z-index="0"><draw:object xlink:href="./Object 24" xlink:type="simple" xlink:show="embed" xlink:actuate="onLoad"/><draw:image xlink:href="./ObjectReplacements/Object 24" xlink:type="simple" xlink:show="embed" xlink:actuate="onLoad"/><svg:desc>formula</svg:desc></draw:frame> <draw:frame draw:style-name="fr1" draw:name="Object30" text:anchor-type="as-char" svg:y="-0.1902in" svg:width="1.2898in" svg:height="0.2516in" draw:z-index="1"><draw:object xlink:href="./Object 30" xlink:type="simple" xlink:show="embed" xlink:actuate="onLoad"/><draw:image xlink:href="./ObjectReplacements/Object 30" xlink:type="simple" xlink:show="embed" xlink:actuate="onLoad"/></draw:frame> <draw:frame draw:style-name="fr1" draw:name="Object27" text:anchor-type="as-char" svg:y="-0.4035in" svg:width="0.7807in" svg:height="0.7417in" draw:z-index="2"><draw:object xlink:href="./Object 27" xlink:type="simple" xlink:show="embed" xlink:actuate="onLoad"/><draw:image xlink:href="./ObjectReplacements/Object 27" xlink:type="simple" xlink:show="embed" xlink:actuate="onLoad"/><svg:desc>formula</svg:desc></draw:frame> <draw:frame draw:style-name="fr1" draw:name="Object24" text:anchor-type="as-char" svg:y="-0.1484in" svg:width="1.7516in" svg:height="0.2098in" draw:z-index="3"><draw:object xlink:href="./Object 23" xlink:type="simple" xlink:show="embed" xlink:actuate="onLoad"/><draw:image xlink:href="./ObjectReplacements/Object 23" xlink:type="simple" xlink:show="embed" xlink:actuate="onLoad"/><svg:desc>formula</svg:desc></draw:frame> <draw:frame draw:style-name="fr1" draw:name="Object26" text:anchor-type="as-char" svg:y="-0.4071in" svg:width="1.4362in" svg:height="0.7402in" draw:z-index="4"><draw:object xlink:href="./Object 26" xlink:type="simple" xlink:show="embed" xlink:actuate="onLoad"/><draw:image xlink:href="./ObjectReplacements/Object 26" xlink:type="simple" xlink:show="embed" xlink:actuate="onLoad"/><svg:desc>formula</svg:desc></draw:frame></text:p>
      <text:p text:style-name="P7"/>
      <text:p text:style-name="P21">Projection and rejection operations can determine vector component<text:span text:style-name="T8">s</text:span> parallel or <text:span text:style-name="T7">perpendicular</text:span> to each o<text:span text:style-name="T8">ther. <text:s/>Their notation/equations are below. <text:s/>Bars denote a scalar value representing the magnitude of the projection. </text:span></text:p>
      <text:p text:style-name="P21"/>
      <text:p text:style-name="P22"><draw:frame draw:style-name="fr1" draw:name="Object29" text:anchor-type="as-char" svg:y="-0.2453in" svg:width="1.1071in" svg:height="0.3945in" draw:z-index="5"><draw:object xlink:href="./Object 29" xlink:type="simple" xlink:show="embed" xlink:actuate="onLoad"/><draw:image xlink:href="./ObjectReplacements/Object 29" xlink:type="simple" xlink:show="embed" xlink:actuate="onLoad"/><svg:desc>formula</svg:desc></draw:frame> <text:s text:c="3"/><draw:frame draw:style-name="fr1" draw:name="Object28" text:anchor-type="as-char" svg:y="-0.2453in" svg:width="1.0437in" svg:height="0.3957in" draw:z-index="35"><draw:object xlink:href="./Object 2" xlink:type="simple" xlink:show="embed" xlink:actuate="onLoad"/><draw:image xlink:href="./ObjectReplacements/Object 2" xlink:type="simple" xlink:show="embed" xlink:actuate="onLoad"/><svg:desc>formula</svg:desc></draw:frame> <text:s text:c="2"/><draw:frame draw:style-name="fr1" draw:name="Object31" text:anchor-type="as-char" svg:y="-0.2453in" svg:width="1.4307in" svg:height="0.3945in" draw:z-index="6"><draw:object xlink:href="./Object 31" xlink:type="simple" xlink:show="embed" xlink:actuate="onLoad"/><draw:image xlink:href="./ObjectReplacements/Object 31" xlink:type="simple" xlink:show="embed" xlink:actuate="onLoad"/><svg:desc>formula</svg:desc></draw:frame></text:p>
      <text:p text:style-name="P7"/>
      <text:p text:style-name="P14"><text:span text:style-name="T9">Unit q</text:span>uaternions were selected to represent the internal state of the IMU. <text:s/>Unlike Euler Angles, which suffer from gimbal lock, they are robust. <text:s/><text:span text:style-name="T10">Also, t</text:span>hey are mathematically more efficient and numerically stable than orientation matrices. <text:s/></text:p>
      <text:p text:style-name="P14"/>
      <text:p text:style-name="P6"><draw:frame draw:style-name="fr1" draw:name="Object25" text:anchor-type="as-char" svg:y="-0.5307in" svg:width="0.5689in" svg:height="0.9882in" draw:z-index="7"><draw:object xlink:href="./Object 16" xlink:type="simple" xlink:show="embed" xlink:actuate="onLoad"/><draw:image xlink:href="./ObjectReplacements/Object 16" xlink:type="simple" xlink:show="embed" xlink:actuate="onLoad"/><svg:desc>formula</svg:desc></draw:frame><text:span text:style-name="T1">where</text:span><text:span text:style-name="T1"><draw:frame draw:style-name="fr1" draw:name="Object16" text:anchor-type="as-char" svg:y="-0.1728in" svg:width="1.4165in" svg:height="0.2339in" draw:z-index="8"><draw:object xlink:href="./Object 25" xlink:type="simple" xlink:show="embed" xlink:actuate="onLoad"/><draw:image xlink:href="./ObjectReplacements/Object 25" xlink:type="simple" xlink:show="embed" xlink:actuate="onLoad"/><svg:desc>formula</svg:desc></draw:frame></text:span></text:p>
      <text:p text:style-name="P24"/>
      <text:p text:style-name="P24"/>
      <text:p text:style-name="P24"><text:soft-page-break/>The best way to understand orientation is through their axis-angle representation, where a unit vector, v, “indicates the direction of an axis of rotation” and an angle, theta, “describes the magnitude of the rotation around the axis.” <text:a xlink:type="simple" xlink:href="http://en.wikipedia.org/wiki/Axis-angle_representation" text:style-name="Internet_20_link" text:visited-style-name="Visited_20_Internet_20_Link">http://en.wikipedia.org/wiki/Axis-angle_representation</text:a></text:p>
      <text:p text:style-name="P24"/>
      <text:p text:style-name="P25"><draw:frame draw:style-name="fr1" draw:name="Object32" text:anchor-type="as-char" svg:y="-0.5327in" svg:width="1.1563in" svg:height="0.989in" draw:z-index="9"><draw:object xlink:href="./Object 32" xlink:type="simple" xlink:show="embed" xlink:actuate="onLoad"/><draw:image xlink:href="./ObjectReplacements/Object 32" xlink:type="simple" xlink:show="embed" xlink:actuate="onLoad"/><svg:desc>formula</svg:desc></draw:frame></text:p>
      <text:p text:style-name="P14"/>
      <text:p text:style-name="P26">The conjugate <text:span text:style-name="T12">and</text:span> multip<text:span text:style-name="T11">lication</text:span> operations are defined below.</text:p>
      <text:p text:style-name="P2"/>
      <text:p text:style-name="P3"><draw:frame draw:style-name="fr1" draw:name="Object22" text:anchor-type="as-char" svg:y="-0.1728in" svg:width="1.6083in" svg:height="0.2339in" draw:z-index="10"><draw:object xlink:href="./Object 22" xlink:type="simple" xlink:show="embed" xlink:actuate="onLoad"/><draw:image xlink:href="./ObjectReplacements/Object 22" xlink:type="simple" xlink:show="embed" xlink:actuate="onLoad"/></draw:frame> <text:s/><draw:frame draw:style-name="fr1" draw:name="Object17" text:anchor-type="as-char" svg:y="-0.5307in" svg:width="2.322in" svg:height="0.9882in" draw:z-index="11"><draw:object xlink:href="./Object 17" xlink:type="simple" xlink:show="embed" xlink:actuate="onLoad"/><draw:image xlink:href="./ObjectReplacements/Object 17" xlink:type="simple" xlink:show="embed" xlink:actuate="onLoad"/><svg:desc>formula</svg:desc></draw:frame> </text:p>
      <text:p text:style-name="P1"/>
      <text:p text:style-name="P49">Algorithm</text:p>
      <text:p text:style-name="P50"><text:span text:style-name="T36"/></text:p>
      <text:p text:style-name="P50"><text:span text:style-name="T37">The gyroscope measures rotational rates across three all axes. <text:s/>To update the orientation quaternion, these rates have to be integrated. <text:s/></text:span>The derivative of a quaternion, where omega is <text:span text:style-name="T13">the</text:span> rotational rates for each axis, is defined below.</text:p>
      <text:p text:style-name="P1"/>
      <text:p text:style-name="P3"><draw:frame draw:style-name="fr1" draw:name="Object35" text:anchor-type="as-char" svg:y="-0.4118in" svg:width="0.6319in" svg:height="0.7508in" draw:z-index="12"><draw:object xlink:href="./Object 35" xlink:type="simple" xlink:show="embed" xlink:actuate="onLoad"/><draw:image xlink:href="./ObjectReplacements/Object 35" xlink:type="simple" xlink:show="embed" xlink:actuate="onLoad"/><svg:desc>formula</svg:desc></draw:frame> <text:s text:c="2"/><draw:frame draw:style-name="fr1" draw:name="Object33" text:anchor-type="as-char" svg:y="-0.2453in" svg:width="0.8252in" svg:height="0.3945in" draw:z-index="13"><draw:object xlink:href="./Object 33" xlink:type="simple" xlink:show="embed" xlink:actuate="onLoad"/><draw:image xlink:href="./ObjectReplacements/Object 33" xlink:type="simple" xlink:show="embed" xlink:actuate="onLoad"/><svg:desc>formula</svg:desc></draw:frame> <text:s text:c="2"/><draw:frame draw:style-name="fr1" draw:name="Object34" text:anchor-type="as-char" svg:y="-0.948in" svg:width="2.2902in" svg:height="1.7965in" draw:z-index="14"><draw:object xlink:href="./Object 34" xlink:type="simple" xlink:show="embed" xlink:actuate="onLoad"/><draw:image xlink:href="./ObjectReplacements/Object 34" xlink:type="simple" xlink:show="embed" xlink:actuate="onLoad"/><svg:desc>formula</svg:desc></draw:frame></text:p>
      <text:p text:style-name="P27"/>
      <text:p text:style-name="P27">T<text:span text:style-name="T14">he formula for rotating a vector by a unit quaternion is captured below. <text:s/>To rotate in opposite direction the conjugate of the quaternion is used. <text:s/>These can be used to extract “up” and “forward” vectors from the orientation quaternion. </text:span></text:p>
      <text:p text:style-name="P27"/>
      <text:p text:style-name="P28"><draw:frame draw:style-name="fr1" draw:name="Object36" text:anchor-type="as-char" svg:y="-0.2689in" svg:width="1.4984in" svg:height="0.439in" draw:z-index="15"><draw:object xlink:href="./Object 36" xlink:type="simple" xlink:show="embed" xlink:actuate="onLoad"/><draw:image xlink:href="./ObjectReplacements/Object 36" xlink:type="simple" xlink:show="embed" xlink:actuate="onLoad"/></draw:frame> <text:s/><draw:frame draw:style-name="fr1" draw:name="Object38" text:anchor-type="as-char" svg:y="-0.4575in" svg:width="4.5661in" svg:height="0.8189in" draw:z-index="16"><draw:object xlink:href="./Object 38" xlink:type="simple" xlink:show="embed" xlink:actuate="onLoad"/><draw:image xlink:href="./ObjectReplacements/Object 38" xlink:type="simple" xlink:show="embed" xlink:actuate="onLoad"/><svg:desc>formula</svg:desc></draw:frame></text:p>
      <text:p text:style-name="P28"/>
      <text:p text:style-name="P28"><draw:frame draw:style-name="fr1" draw:name="Object37" text:anchor-type="as-char" svg:y="-0.2689in" svg:width="1.6244in" svg:height="0.439in" draw:z-index="17"><draw:object xlink:href="./Object 37" xlink:type="simple" xlink:show="embed" xlink:actuate="onLoad"/><draw:image xlink:href="./ObjectReplacements/Object 37" xlink:type="simple" xlink:show="embed" xlink:actuate="onLoad"/></draw:frame> <text:s/><draw:frame draw:style-name="fr1" draw:name="Object39" text:anchor-type="as-char" svg:y="-0.4575in" svg:width="4.7425in" svg:height="0.8189in" draw:z-index="18"><draw:object xlink:href="./Object 39" xlink:type="simple" xlink:show="embed" xlink:actuate="onLoad"/><draw:image xlink:href="./ObjectReplacements/Object 39" xlink:type="simple" xlink:show="embed" xlink:actuate="onLoad"/><svg:desc>formula</svg:desc></draw:frame></text:p>
      <text:p text:style-name="P30"><text:soft-page-break/>The rotation that provides the shortest arc between two vectors <text:span text:style-name="T16">is captured below. <text:s/>The cross product does not produce valid results when the vectors are parallel. <text:s/>This condition has to be checked prior as part of the algorithm.</text:span></text:p>
      <text:p text:style-name="P30"/>
      <text:p text:style-name="P31"><draw:frame draw:style-name="fr1" draw:name="Object40" text:anchor-type="as-char" svg:y="-0.4984in" svg:width="1.2575in" svg:height="0.8992in" draw:z-index="19"><draw:object xlink:href="./Object 40" xlink:type="simple" xlink:show="embed" xlink:actuate="onLoad"/><draw:image xlink:href="./ObjectReplacements/Object 40" xlink:type="simple" xlink:show="embed" xlink:actuate="onLoad"/><svg:desc>formula</svg:desc></draw:frame> <text:s/><text:span text:style-name="T15">where </text:span><draw:frame draw:style-name="fr1" draw:name="Object41" text:anchor-type="as-char" svg:y="-0.1681in" svg:width="1.0654in" svg:height="0.2161in" draw:z-index="20"><draw:object xlink:href="./Object 41" xlink:type="simple" xlink:show="embed" xlink:actuate="onLoad"/><draw:image xlink:href="./ObjectReplacements/Object 41" xlink:type="simple" xlink:show="embed" xlink:actuate="onLoad"/><svg:desc>formula</svg:desc></draw:frame></text:p>
      <text:p text:style-name="P31"/>
      <text:p text:style-name="P35">Another method of estimating the quaternion rotation <text:span text:style-name="T22">between two</text:span> vectors is through an optimization algorithm, which minimizes the error <text:span text:style-name="T18">for the objective function </text:span>below. <text:s/>This was used by Sebastian Madgwick <text:span text:style-name="T23">and served as a starting point for the IMU algorithm</text:span>. <text:s/></text:p>
      <text:p text:style-name="P34"/>
      <text:p text:style-name="P36"><draw:frame draw:style-name="fr1" draw:name="Object46" text:anchor-type="as-char" svg:y="-0.2846in" svg:width="1.4819in" svg:height="0.511in" draw:z-index="21"><draw:object xlink:href="./Object 46" xlink:type="simple" xlink:show="embed" xlink:actuate="onLoad"/><draw:image xlink:href="./ObjectReplacements/Object 46" xlink:type="simple" xlink:show="embed" xlink:actuate="onLoad"/><svg:desc>formula</svg:desc></draw:frame></text:p>
      <text:p text:style-name="P33"/>
      <text:p text:style-name="P37">The <text:span text:style-name="T24">optimization </text:span>method used by Sebastian <text:span text:style-name="T17">Madgwick </text:span>was <text:span text:style-name="T24">t</text:span>he gradient descent algorithm <text:span text:style-name="T26">(see below)</text:span>. <text:s/><text:span text:style-name="T21">It was selected</text:span> <text:span text:style-name="T26">due to</text:span> its efficiency and simplicity. <text:s/><text:span text:style-name="T26">J is the Jacobian matrix of function, f().</text:span></text:p>
      <text:p text:style-name="P37"/>
      <text:p text:style-name="P38"><draw:frame draw:style-name="fr1" draw:name="Object45" text:anchor-type="as-char" svg:y="-0.2661in" svg:width="1.1291in" svg:height="0.4366in" draw:z-index="22"><draw:object xlink:href="./Object 45" xlink:type="simple" xlink:show="embed" xlink:actuate="onLoad"/><draw:image xlink:href="./ObjectReplacements/Object 45" xlink:type="simple" xlink:show="embed" xlink:actuate="onLoad"/><svg:desc>formula</svg:desc></draw:frame><text:span text:style-name="T25">Where </text:span><text:span text:style-name="T25"><draw:frame draw:style-name="fr1" draw:name="Object47" text:anchor-type="as-char" svg:y="-0.152in" svg:width="0.8508in" svg:height="0.2134in" draw:z-index="23"><draw:object xlink:href="./Object 47" xlink:type="simple" xlink:show="embed" xlink:actuate="onLoad"/><draw:image xlink:href="./ObjectReplacements/Object 47" xlink:type="simple" xlink:show="embed" xlink:actuate="onLoad"/><svg:desc>formula</svg:desc></draw:frame></text:span></text:p>
      <text:p text:style-name="P33"/>
      <text:p text:style-name="P33">Full expanded, the <text:span text:style-name="T19">function to be minimized</text:span> is <text:span text:style-name="T19">depicted below</text:span>. <text:s/><text:span text:style-name="T20">This formula was originally derived in Sebastian's paper.</text:span></text:p>
      <text:p text:style-name="P29"/>
      <text:p text:style-name="P32"><draw:frame draw:style-name="fr1" draw:name="Object44" text:anchor-type="as-char" svg:y="-0.4575in" svg:width="4.4929in" svg:height="0.8189in" draw:z-index="24"><draw:object xlink:href="./Object 44" xlink:type="simple" xlink:show="embed" xlink:actuate="onLoad"/><draw:image xlink:href="./ObjectReplacements/Object 44" xlink:type="simple" xlink:show="embed" xlink:actuate="onLoad"/><svg:desc>formula</svg:desc></draw:frame></text:p>
      <text:p text:style-name="P32"/>
      <text:p text:style-name="P39">The Jacobian for objective function is:</text:p>
      <text:p text:style-name="P29"/>
      <text:p text:style-name="P17"><draw:frame draw:style-name="fr1" draw:name="Object48" text:anchor-type="as-char" svg:y="-0.4063in" svg:width="6.6543in" svg:height="0.7398in" draw:z-index="25"><draw:object xlink:href="./Object 48" xlink:type="simple" xlink:show="embed" xlink:actuate="onLoad"/><draw:image xlink:href="./ObjectReplacements/Object 48" xlink:type="simple" xlink:show="embed" xlink:actuate="onLoad"/><svg:desc>formula</svg:desc></draw:frame></text:p>
      <text:p text:style-name="P16"/>
      <text:p text:style-name="P43">For the accelerometer, the vector under rotation <text:span text:style-name="T27">v</text:span>, is the <text:span text:style-name="T29">acceleration opposing gravity</text:span> and should point upward. <text:s/>This can be represented by setting its value and making the optimizations captured below.</text:p>
      <text:p text:style-name="P43"/>
      <text:p text:style-name="P41"><draw:frame draw:style-name="fr1" draw:name="Object72" text:anchor-type="as-char" svg:y="-0.378in" svg:width="0.5071in" svg:height="0.6575in" draw:z-index="26"><draw:object xlink:href="./Object 72" xlink:type="simple" xlink:show="embed" xlink:actuate="onLoad"/><draw:image xlink:href="./ObjectReplacements/Object 72" xlink:type="simple" xlink:show="embed" xlink:actuate="onLoad"/><svg:desc>formula</svg:desc></draw:frame><draw:frame draw:style-name="fr1" draw:name="Object71" text:anchor-type="as-char" svg:y="-0.4252in" svg:width="1.772in" svg:height="0.7728in" draw:z-index="27"><draw:object xlink:href="./Object 71" xlink:type="simple" xlink:show="embed" xlink:actuate="onLoad"/><draw:image xlink:href="./ObjectReplacements/Object 71" xlink:type="simple" xlink:show="embed" xlink:actuate="onLoad"/><svg:desc>formula</svg:desc></draw:frame><draw:frame draw:style-name="fr1" draw:name="Object73" text:anchor-type="as-char" svg:y="-0.4063in" svg:width="2.278in" svg:height="0.7398in" draw:z-index="28"><draw:object xlink:href="./Object 73" xlink:type="simple" xlink:show="embed" xlink:actuate="onLoad"/><draw:image xlink:href="./ObjectReplacements/Object 73" xlink:type="simple" xlink:show="embed" xlink:actuate="onLoad"/><svg:desc>formula</svg:desc></draw:frame></text:p>
      <text:p text:style-name="P40"/>
      <text:p text:style-name="P44"/>
      <text:p text:style-name="P44"/>
      <text:p text:style-name="P44"><text:soft-page-break/>For the magnetometer, the vector under rotation <text:span text:style-name="T28">v</text:span>, <text:span text:style-name="T30">points towards magnetic north and has a component that points forward and another pointing downward. <text:s/>The angle between the “north” and “down” parts is a function of location (the angle increases as one travels between the north and south pole). <text:s/>The objective function and its Jacobian for the magnetometer can be seen below.</text:span></text:p>
      <text:p text:style-name="P44"/>
      <text:p text:style-name="P42"><draw:frame draw:style-name="fr1" draw:name="Object74" text:anchor-type="as-char" svg:y="-0.3929in" svg:width="0.5634in" svg:height="0.7126in" draw:z-index="29"><draw:object xlink:href="./Object 74" xlink:type="simple" xlink:show="embed" xlink:actuate="onLoad"/><draw:image xlink:href="./ObjectReplacements/Object 74" xlink:type="simple" xlink:show="embed" xlink:actuate="onLoad"/><svg:desc>formula</svg:desc></draw:frame><draw:frame draw:style-name="fr1" draw:name="Object75" text:anchor-type="as-char" svg:y="-0.4465in" svg:width="3.2689in" svg:height="0.7953in" draw:z-index="30"><draw:object xlink:href="./Object 75" xlink:type="simple" xlink:show="embed" xlink:actuate="onLoad"/><draw:image xlink:href="./ObjectReplacements/Object 75" xlink:type="simple" xlink:show="embed" xlink:actuate="onLoad"/><svg:desc>formula</svg:desc></draw:frame></text:p>
      <text:p text:style-name="P42"/>
      <text:p text:style-name="P42"><draw:frame draw:style-name="fr1" draw:name="Object76" text:anchor-type="as-char" svg:y="-0.4063in" svg:width="5.0319in" svg:height="0.7398in" draw:z-index="31"><draw:object xlink:href="./Object 76" xlink:type="simple" xlink:show="embed" xlink:actuate="onLoad"/><draw:image xlink:href="./ObjectReplacements/Object 76" xlink:type="simple" xlink:show="embed" xlink:actuate="onLoad"/><svg:desc>formula</svg:desc></draw:frame></text:p>
      <text:p text:style-name="P42"/>
      <text:p text:style-name="P47">When evaluating this objective function and Jacobian Matrix against theoretical and field vectors, it was determined that the incorporation of the “z” component reduced system performance, especially in scenarios w/ magnetic interference. <text:s/>To minimize this performance loss, the forward component was extracted by subtracting the projection of the magnetic component against the “up” vector, which can be the accelerometer vector or derived from the system quaternion. <text:s/><text:span text:style-name="T32">After this orthonormilization, <text:s/>the equations reduce to the following.</text:span></text:p>
      <text:p text:style-name="P47"/>
      <text:p text:style-name="P48"><text:span text:style-name="T34"><draw:frame draw:style-name="fr1" draw:name="Object77" text:anchor-type="as-char" svg:y="-0.378in" svg:width="0.5071in" svg:height="0.6575in" draw:z-index="32"><draw:object xlink:href="./Object 77" xlink:type="simple" xlink:show="embed" xlink:actuate="onLoad"/><draw:image xlink:href="./ObjectReplacements/Object 77" xlink:type="simple" xlink:show="embed" xlink:actuate="onLoad"/><svg:desc>formula</svg:desc></draw:frame></text:span><text:span text:style-name="T34"><draw:frame draw:style-name="fr1" draw:name="Object78" text:anchor-type="as-char" svg:y="-0.4346in" svg:width="1.7799in" svg:height="0.7728in" draw:z-index="33"><draw:object xlink:href="./Object 78" xlink:type="simple" xlink:show="embed" xlink:actuate="onLoad"/><draw:image xlink:href="./ObjectReplacements/Object 78" xlink:type="simple" xlink:show="embed" xlink:actuate="onLoad"/><svg:desc>formula</svg:desc></draw:frame></text:span><draw:frame draw:style-name="fr1" draw:name="Object1" text:anchor-type="as-char" svg:y="-0.4063in" svg:width="2.2937in" svg:height="0.7398in" draw:z-index="34"><draw:object xlink:href="./Object 1" xlink:type="simple" xlink:show="embed" xlink:actuate="onLoad"/><draw:image xlink:href="./ObjectReplacements/Object 1" xlink:type="simple" xlink:show="embed" xlink:actuate="onLoad"/><svg:desc>formula</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84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Text_20_Body" style:display-name="Text Body" style:family="graphic" style:parent-style-name="Formula">
      <style:graphic-properties svg:width="1.6835in" svg:height="0.2098in" text:anchor-type="as-char" svg:x="0in" svg:y="-0.1484in" fo:margin-left="0.0791in" fo:margin-right="0.0791in" style:vertical-pos="from-top" style:horizontal-pos="from-left"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7T13:38:58.866571799</meta:creation-date>
    <dc:date>2018-11-13T09:51:34.444050719</dc:date>
    <meta:editing-duration>P2DT18H25M50S</meta:editing-duration>
    <meta:editing-cycles>253</meta:editing-cycles>
    <meta:generator>LibreOffice/5.1.6.2$Linux_X86_64 LibreOffice_project/10m0$Build-2</meta:generator>
    <meta:document-statistic meta:table-count="0" meta:image-count="0" meta:object-count="36" meta:page-count="5" meta:paragraph-count="44" meta:word-count="741" meta:character-count="5125" meta:non-whitespace-character-count="4341"/>
  </office:meta>
</office:document-meta>
</file>

<file path=Object 1/content.xml><?xml version="1.0" encoding="utf-8"?>
<math xmlns="http://www.w3.org/1998/Math/MathML" display="block">
  <semantics>
    <mrow>
      <msub>
        <mi>J</mi>
        <mi>f</mi>
      </msub>
      <mo stretchy="false">=</mo>
      <mrow>
        <mo fence="true" stretchy="true">[</mo>
        <mrow>
          <mtable>
            <mtr>
              <mtd>
                <mn>0</mn>
              </mtd>
              <mtd>
                <mn>0</mn>
              </mtd>
              <mtd>
                <mrow>
                  <mrow>
                    <mo stretchy="false">−</mo>
                    <mn>4</mn>
                  </mrow>
                  <msub>
                    <mi>q</mi>
                    <mn>3</mn>
                  </msub>
                </mrow>
              </mtd>
              <mtd>
                <mrow>
                  <mrow>
                    <mo stretchy="false">−</mo>
                    <mn>4</mn>
                  </mrow>
                  <msub>
                    <mi>q</mi>
                    <mn>4</mn>
                  </msub>
                </mrow>
              </mtd>
            </mtr>
            <mtr>
              <mtd>
                <mrow>
                  <mrow>
                    <mo stretchy="false">−</mo>
                    <mn>2</mn>
                  </mrow>
                  <msub>
                    <mi>q</mi>
                    <mn>4</mn>
                  </msub>
                </mrow>
              </mtd>
              <mtd>
                <mrow>
                  <mn>2</mn>
                  <msub>
                    <mi>q</mi>
                    <mn>3</mn>
                  </msub>
                </mrow>
              </mtd>
              <mtd>
                <mrow>
                  <mn>2</mn>
                  <msub>
                    <mi>q</mi>
                    <mn>2</mn>
                  </msub>
                </mrow>
              </mtd>
              <mtd>
                <mrow>
                  <mrow>
                    <mo stretchy="false">−</mo>
                    <mn>2</mn>
                  </mrow>
                  <msub>
                    <mi>q</mi>
                    <mn>1</mn>
                  </msub>
                </mrow>
              </mtd>
            </mtr>
            <mtr>
              <mtd>
                <mrow>
                  <mn>2</mn>
                  <msub>
                    <mi>q</mi>
                    <mn>3</mn>
                  </msub>
                </mrow>
              </mtd>
              <mtd>
                <mrow>
                  <mn>2</mn>
                  <msub>
                    <mi>q</mi>
                    <mn>4</mn>
                  </msub>
                </mrow>
              </mtd>
              <mtd>
                <mrow>
                  <mn>2</mn>
                  <msub>
                    <mi>q</mi>
                    <mn>1</mn>
                  </msub>
                </mrow>
              </mtd>
              <mtd>
                <mrow>
                  <mn>2</mn>
                  <msub>
                    <mi>q</mi>
                    <mn>2</mn>
                  </msub>
                </mrow>
              </mtd>
            </mtr>
          </mtable>
        </mrow>
        <mo fence="true" stretchy="true">]</mo>
      </mrow>
    </mrow>
    <annotation encoding="StarMath 5.0">J_f = left[matrix {0#0#-4{q_3}#-4{q_4}##-2{q_4}#2{q_3}#2{q_2}#-2{q_1}##2{q_3}#2{q_4}#2{q_1}#2{q_2}} right]
</annotation>
  </semantics>
</math>
</file>

<file path=Object 16/content.xml><?xml version="1.0" encoding="utf-8"?>
<math xmlns="http://www.w3.org/1998/Math/MathML" display="block">
  <semantics>
    <mrow>
      <mi>q</mi>
      <mo stretchy="false">=</mo>
      <mrow>
        <mo fence="true" stretchy="true">[</mo>
        <mrow>
          <mtable>
            <mtr>
              <mtd>
                <msub>
                  <mi>q</mi>
                  <mn>1</mn>
                </msub>
              </mtd>
            </mtr>
            <mtr>
              <mtd>
                <msub>
                  <mi>q</mi>
                  <mn>2</mn>
                </msub>
              </mtd>
            </mtr>
            <mtr>
              <mtd>
                <msub>
                  <mi>q</mi>
                  <mn>3</mn>
                </msub>
              </mtd>
            </mtr>
            <mtr>
              <mtd>
                <msub>
                  <mi>q</mi>
                  <mn>4</mn>
                </msub>
              </mtd>
            </mtr>
          </mtable>
        </mrow>
        <mo fence="true" stretchy="true">]</mo>
      </mrow>
    </mrow>
    <annotation encoding="StarMath 5.0">q = left[matrix{q_1##q_2##q_3##q_4}  right] 
</annotation>
  </semantics>
</math>
</file>

<file path=Object 17/content.xml><?xml version="1.0" encoding="utf-8"?>
<math xmlns="http://www.w3.org/1998/Math/MathML" display="block">
  <semantics>
    <mrow>
      <mrow>
        <mi>x</mi>
        <mo stretchy="false">∗</mo>
        <mi>y</mi>
      </mrow>
      <mo stretchy="false">=</mo>
      <mrow>
        <mo fence="true" stretchy="true">[</mo>
        <mrow>
          <mtable>
            <mtr>
              <mtd>
                <mrow>
                  <msub>
                    <mi>x</mi>
                    <mn>1</mn>
                  </msub>
                  <mrow>
                    <msub>
                      <mi>y</mi>
                      <mn>1</mn>
                    </msub>
                    <mo stretchy="false">−</mo>
                    <msub>
                      <mi>x</mi>
                      <mn>2</mn>
                    </msub>
                  </mrow>
                  <mrow>
                    <msub>
                      <mi>y</mi>
                      <mn>2</mn>
                    </msub>
                    <mo stretchy="false">−</mo>
                    <msub>
                      <mi>x</mi>
                      <mn>3</mn>
                    </msub>
                  </mrow>
                  <mrow>
                    <msub>
                      <mi>y</mi>
                      <mn>3</mn>
                    </msub>
                    <mo stretchy="false">−</mo>
                    <msub>
                      <mi>x</mi>
                      <mn>4</mn>
                    </msub>
                  </mrow>
                  <msub>
                    <mi>y</mi>
                    <mn>4</mn>
                  </msub>
                </mrow>
              </mtd>
            </mtr>
            <mtr>
              <mtd>
                <mrow>
                  <msub>
                    <mi>x</mi>
                    <mn>1</mn>
                  </msub>
                  <mrow>
                    <msub>
                      <mi>y</mi>
                      <mn>2</mn>
                    </msub>
                    <mo stretchy="false">+</mo>
                    <msub>
                      <mi>x</mi>
                      <mn>2</mn>
                    </msub>
                  </mrow>
                  <mrow>
                    <msub>
                      <mi>y</mi>
                      <mn>1</mn>
                    </msub>
                    <mo stretchy="false">+</mo>
                    <msub>
                      <mi>x</mi>
                      <mn>3</mn>
                    </msub>
                  </mrow>
                  <mrow>
                    <msub>
                      <mi>y</mi>
                      <mn>4</mn>
                    </msub>
                    <mo stretchy="false">−</mo>
                    <msub>
                      <mi>x</mi>
                      <mn>4</mn>
                    </msub>
                  </mrow>
                  <msub>
                    <mi>y</mi>
                    <mn>3</mn>
                  </msub>
                </mrow>
              </mtd>
            </mtr>
            <mtr>
              <mtd>
                <mrow>
                  <msub>
                    <mi>x</mi>
                    <mn>1</mn>
                  </msub>
                  <mrow>
                    <msub>
                      <mi>y</mi>
                      <mn>3</mn>
                    </msub>
                    <mo stretchy="false">−</mo>
                    <msub>
                      <mi>x</mi>
                      <mn>2</mn>
                    </msub>
                  </mrow>
                  <mrow>
                    <msub>
                      <mi>y</mi>
                      <mn>4</mn>
                    </msub>
                    <mo stretchy="false">+</mo>
                    <msub>
                      <mi>x</mi>
                      <mn>3</mn>
                    </msub>
                  </mrow>
                  <mrow>
                    <msub>
                      <mi>y</mi>
                      <mn>1</mn>
                    </msub>
                    <mo stretchy="false">+</mo>
                    <msub>
                      <mi>x</mi>
                      <mn>4</mn>
                    </msub>
                  </mrow>
                  <msub>
                    <mi>y</mi>
                    <mn>2</mn>
                  </msub>
                </mrow>
              </mtd>
            </mtr>
            <mtr>
              <mtd>
                <mrow>
                  <msub>
                    <mi>x</mi>
                    <mn>1</mn>
                  </msub>
                  <mrow>
                    <msub>
                      <mi>y</mi>
                      <mn>4</mn>
                    </msub>
                    <mo stretchy="false">+</mo>
                    <msub>
                      <mi>x</mi>
                      <mn>2</mn>
                    </msub>
                  </mrow>
                  <mrow>
                    <msub>
                      <mi>y</mi>
                      <mn>3</mn>
                    </msub>
                    <mo stretchy="false">−</mo>
                    <msub>
                      <mi>x</mi>
                      <mn>3</mn>
                    </msub>
                  </mrow>
                  <mrow>
                    <msub>
                      <mi>y</mi>
                      <mn>2</mn>
                    </msub>
                    <mo stretchy="false">+</mo>
                    <msub>
                      <mi>x</mi>
                      <mn>4</mn>
                    </msub>
                  </mrow>
                  <msub>
                    <mi>y</mi>
                    <mn>1</mn>
                  </msub>
                </mrow>
              </mtd>
            </mtr>
          </mtable>
        </mrow>
        <mo fence="true" stretchy="true">]</mo>
      </mrow>
    </mrow>
    <annotation encoding="StarMath 5.0">x * y = left[matrix{x_{1}y_{1}-x_{2}y_{2}-x_{3}y_{3}-x_{4}y_{4}##x_{1}y_{2}+x_{2}y_{1}+x_{3}y_{4}-x_{4}y_{3}##x_{1}y_{3}-x_{2}y_{4}+x_{3}y_{1}+x_{4}y_{2}##x_{1}y_{4}+x_{2}y_{3}-x_{3}y_{2}+x_{4}y_{1}}  right] 
</annotation>
  </semantics>
</math>
</file>

<file path=Object 2/content.xml><?xml version="1.0" encoding="utf-8"?>
<math xmlns="http://www.w3.org/1998/Math/MathML" display="block">
  <semantics>
    <mrow>
      <mrow>
        <mo fence="true" stretchy="true">|</mo>
        <mrow>
          <mrow>
            <msub>
              <mi mathvariant="italic">proj</mi>
              <mover accent="true">
                <mi>x</mi>
                <mo stretchy="false">⃗</mo>
              </mover>
            </msub>
            <mover accent="true">
              <mi>y</mi>
              <mo stretchy="false">⃗</mo>
            </mover>
          </mrow>
        </mrow>
        <mo fence="true" stretchy="true">|</mo>
      </mrow>
      <mo stretchy="false">=</mo>
      <mfrac>
        <mrow>
          <mover accent="true">
            <mi>x</mi>
            <mo stretchy="false">⃗</mo>
          </mover>
          <mo stretchy="false">⋅</mo>
          <mover accent="true">
            <mi>y</mi>
            <mo stretchy="false">⃗</mo>
          </mover>
        </mrow>
        <mrow>
          <mo fence="true" stretchy="true">|</mo>
          <mrow>
            <mover accent="true">
              <mi>y</mi>
              <mo stretchy="false">⃗</mo>
            </mover>
          </mrow>
          <mo fence="true" stretchy="true">|</mo>
        </mrow>
      </mfrac>
    </mrow>
    <annotation encoding="StarMath 5.0">abs{proj_{vec x}vec y} = {vec x cdot vec y} over {abs{vec y}}  
</annotation>
  </semantics>
</math>
</file>

<file path=Object 22/content.xml><?xml version="1.0" encoding="utf-8"?>
<math xmlns="http://www.w3.org/1998/Math/MathML" display="block">
  <semantics>
    <mrow>
      <msup>
        <mi>x</mi>
        <mrow>
          <mo stretchy="false">−</mo>
          <mn>1</mn>
        </mrow>
      </msup>
      <mo stretchy="false">=</mo>
      <mrow>
        <mo fence="true" stretchy="false">[</mo>
        <mrow>
          <mrow>
            <msub>
              <mi>x</mi>
              <mn>1,</mn>
            </msub>
            <mo stretchy="false">−</mo>
            <msub>
              <mi>x</mi>
              <mn>2,</mn>
            </msub>
            <mo stretchy="false">−</mo>
            <msub>
              <mi>x</mi>
              <mn>3,</mn>
            </msub>
            <mo stretchy="false">−</mo>
            <msub>
              <mi>x</mi>
              <mn>4</mn>
            </msub>
          </mrow>
        </mrow>
        <mo fence="true" stretchy="false">]</mo>
      </mrow>
    </mrow>
    <annotation encoding="StarMath 5.0">x^-1 = [ x_1,-x_2,-x_3,-x_4 ]</annotation>
  </semantics>
</math>
</file>

<file path=Object 23/content.xml><?xml version="1.0" encoding="utf-8"?>
<math xmlns="http://www.w3.org/1998/Math/MathML" display="block">
  <semantics>
    <mrow>
      <mrow>
        <mover accent="true">
          <mi>x</mi>
          <mo stretchy="false">⃗</mo>
        </mover>
        <mo stretchy="false">⋅</mo>
        <mover accent="true">
          <mi>y</mi>
          <mo stretchy="false">⃗</mo>
        </mover>
      </mrow>
      <mo stretchy="false">=</mo>
      <mrow>
        <mrow>
          <msub>
            <mi>x</mi>
            <mn>1</mn>
          </msub>
          <mo stretchy="false">⋅</mo>
          <msub>
            <mi>y</mi>
            <mn>1</mn>
          </msub>
        </mrow>
        <mo stretchy="false">+</mo>
        <mrow>
          <msub>
            <mi>x</mi>
            <mn>2</mn>
          </msub>
          <mo stretchy="false">⋅</mo>
          <msub>
            <mi>y</mi>
            <mn>2</mn>
          </msub>
        </mrow>
        <mo stretchy="false">+</mo>
        <mrow>
          <msub>
            <mi>x</mi>
            <mn>3</mn>
          </msub>
          <mo stretchy="false">⋅</mo>
          <msub>
            <mi>y</mi>
            <mn>3</mn>
          </msub>
        </mrow>
      </mrow>
    </mrow>
    <annotation encoding="StarMath 5.0">vec x cdot vec y = x_1 cdot y_1 + x_2 cdot y_2 + x_3 cdot y_3 </annotation>
  </semantics>
</math>
</file>

<file path=Object 24/content.xml><?xml version="1.0" encoding="utf-8"?>
<math xmlns="http://www.w3.org/1998/Math/MathML" display="block">
  <semantics>
    <mrow>
      <mover accent="true">
        <mi>v</mi>
        <mo stretchy="false">⃗</mo>
      </mover>
      <mo stretchy="false">=</mo>
      <mrow>
        <mo fence="true" stretchy="true">[</mo>
        <mrow>
          <mtable>
            <mtr>
              <mtd>
                <msub>
                  <mi>v</mi>
                  <mn>1</mn>
                </msub>
              </mtd>
            </mtr>
            <mtr>
              <mtd>
                <msub>
                  <mi>v</mi>
                  <mn>2</mn>
                </msub>
              </mtd>
            </mtr>
            <mtr>
              <mtd>
                <msub>
                  <mi>v</mi>
                  <mn>3</mn>
                </msub>
              </mtd>
            </mtr>
          </mtable>
        </mrow>
        <mo fence="true" stretchy="true">]</mo>
      </mrow>
    </mrow>
    <annotation encoding="StarMath 5.0">vec v = left[matrix{v_1##v_2##v_3}  right] 
</annotation>
  </semantics>
</math>
</file>

<file path=Object 25/content.xml><?xml version="1.0" encoding="utf-8"?>
<math xmlns="http://www.w3.org/1998/Math/MathML" display="block">
  <semantics>
    <mrow>
      <mrow>
        <msup>
          <msub>
            <mi>q</mi>
            <mn>1</mn>
          </msub>
          <mn>2</mn>
        </msup>
        <mo stretchy="false">+</mo>
        <msup>
          <msub>
            <mi>q</mi>
            <mn>2</mn>
          </msub>
          <mn>2</mn>
        </msup>
        <mo stretchy="false">+</mo>
        <msup>
          <msub>
            <mi>q</mi>
            <mn>3</mn>
          </msub>
          <mn>2</mn>
        </msup>
        <mo stretchy="false">+</mo>
        <msup>
          <msub>
            <mi>q</mi>
            <mn>4</mn>
          </msub>
          <mn>2</mn>
        </msup>
      </mrow>
      <mo stretchy="false">=</mo>
      <mn>1</mn>
    </mrow>
    <annotation encoding="StarMath 5.0">{q_1}^2+{q_2}^2+{q_3}^2+{q_4}^2=1
</annotation>
  </semantics>
</math>
</file>

<file path=Object 26/content.xml><?xml version="1.0" encoding="utf-8"?>
<math xmlns="http://www.w3.org/1998/Math/MathML" display="block">
  <semantics>
    <mrow>
      <mrow>
        <mover accent="true">
          <mi>x</mi>
          <mo stretchy="false">⃗</mo>
        </mover>
        <mo stretchy="false">×</mo>
        <mover accent="true">
          <mi>y</mi>
          <mo stretchy="false">⃗</mo>
        </mover>
      </mrow>
      <mo stretchy="false">=</mo>
      <mrow>
        <mo fence="true" stretchy="true">[</mo>
        <mrow>
          <mtable>
            <mtr>
              <mtd>
                <mrow>
                  <msub>
                    <mi>x</mi>
                    <mn>2</mn>
                  </msub>
                  <mrow>
                    <msub>
                      <mi>y</mi>
                      <mn>3</mn>
                    </msub>
                    <mo stretchy="false">−</mo>
                    <msub>
                      <mi>x</mi>
                      <mn>3</mn>
                    </msub>
                  </mrow>
                  <msub>
                    <mi>y</mi>
                    <mn>2</mn>
                  </msub>
                </mrow>
              </mtd>
            </mtr>
            <mtr>
              <mtd>
                <mrow>
                  <msub>
                    <mi>x</mi>
                    <mn>3</mn>
                  </msub>
                  <mrow>
                    <msub>
                      <mi>y</mi>
                      <mn>1</mn>
                    </msub>
                    <mo stretchy="false">−</mo>
                    <msub>
                      <mi>x</mi>
                      <mn>1</mn>
                    </msub>
                  </mrow>
                  <msub>
                    <mi>y</mi>
                    <mn>3</mn>
                  </msub>
                </mrow>
              </mtd>
            </mtr>
            <mtr>
              <mtd>
                <mrow>
                  <msub>
                    <mi>x</mi>
                    <mn>1</mn>
                  </msub>
                  <mrow>
                    <msub>
                      <mi>y</mi>
                      <mn>2</mn>
                    </msub>
                    <mo stretchy="false">−</mo>
                    <msub>
                      <mi>x</mi>
                      <mn>2</mn>
                    </msub>
                  </mrow>
                  <msub>
                    <mi>y</mi>
                    <mn>1</mn>
                  </msub>
                </mrow>
              </mtd>
            </mtr>
          </mtable>
        </mrow>
        <mo fence="true" stretchy="true">]</mo>
      </mrow>
    </mrow>
    <annotation encoding="StarMath 5.0">vec x times vec y = left[matrix{x_2 y_3-x_3 y_2##x_3 y_1-x_1 y_3##x_1 y_2-x_2 y_1}  right] 
</annotation>
  </semantics>
</math>
</file>

<file path=Object 27/content.xml><?xml version="1.0" encoding="utf-8"?>
<math xmlns="http://www.w3.org/1998/Math/MathML" display="block">
  <semantics>
    <mrow>
      <mover accent="true">
        <mi>x</mi>
        <mo stretchy="false">^</mo>
      </mover>
      <mo stretchy="false">=</mo>
      <mrow>
        <mo fence="true" stretchy="true">[</mo>
        <mrow>
          <mtable>
            <mtr>
              <mtd>
                <mrow>
                  <msub>
                    <mi>x</mi>
                    <mn>1</mn>
                  </msub>
                  <mo stretchy="false">/</mo>
                  <mrow>
                    <mo fence="true" stretchy="true">|</mo>
                    <mrow>
                      <mover accent="true">
                        <mi>x</mi>
                        <mo stretchy="false">⃗</mo>
                      </mover>
                    </mrow>
                    <mo fence="true" stretchy="true">|</mo>
                  </mrow>
                </mrow>
              </mtd>
            </mtr>
            <mtr>
              <mtd>
                <mrow>
                  <msub>
                    <mi>x</mi>
                    <mn>2</mn>
                  </msub>
                  <mo stretchy="false">/</mo>
                  <mrow>
                    <mo fence="true" stretchy="true">|</mo>
                    <mrow>
                      <mover accent="true">
                        <mi>x</mi>
                        <mo stretchy="false">⃗</mo>
                      </mover>
                    </mrow>
                    <mo fence="true" stretchy="true">|</mo>
                  </mrow>
                </mrow>
              </mtd>
            </mtr>
            <mtr>
              <mtd>
                <mrow>
                  <msub>
                    <mi>x</mi>
                    <mn>3</mn>
                  </msub>
                  <mo stretchy="false">/</mo>
                  <mrow>
                    <mo fence="true" stretchy="true">|</mo>
                    <mrow>
                      <mover accent="true">
                        <mi>x</mi>
                        <mo stretchy="false">⃗</mo>
                      </mover>
                    </mrow>
                    <mo fence="true" stretchy="true">|</mo>
                  </mrow>
                </mrow>
              </mtd>
            </mtr>
          </mtable>
        </mrow>
        <mo fence="true" stretchy="true">]</mo>
      </mrow>
    </mrow>
    <annotation encoding="StarMath 5.0">hat{x}  = left[ matrix {x_1/ abs{vec x} ##x_2/abs{vec x}##x_3/abs{vec x}}  right] 
</annotation>
  </semantics>
</math>
</file>

<file path=Object 29/content.xml><?xml version="1.0" encoding="utf-8"?>
<math xmlns="http://www.w3.org/1998/Math/MathML" display="block">
  <semantics>
    <mrow>
      <msub>
        <mi mathvariant="italic">proj</mi>
        <mover accent="true">
          <mi>x</mi>
          <mo stretchy="false">⃗</mo>
        </mover>
      </msub>
      <mrow>
        <mover accent="true">
          <mi>y</mi>
          <mo stretchy="false">⃗</mo>
        </mover>
        <mo stretchy="false">=</mo>
        <mfrac>
          <mrow>
            <mover accent="true">
              <mi>x</mi>
              <mo stretchy="false">⃗</mo>
            </mover>
            <mo stretchy="false">⋅</mo>
            <mover accent="true">
              <mi>y</mi>
              <mo stretchy="false">⃗</mo>
            </mover>
          </mrow>
          <mrow>
            <mover accent="true">
              <mi>y</mi>
              <mo stretchy="false">⃗</mo>
            </mover>
            <mo stretchy="false">⋅</mo>
            <mover accent="true">
              <mi>y</mi>
              <mo stretchy="false">⃗</mo>
            </mover>
          </mrow>
        </mfrac>
      </mrow>
      <mi>y</mi>
    </mrow>
    <annotation encoding="StarMath 5.0">proj_{vec x}vec y = {vec x cdot vec y} over {vec y cdot vec y}y</annotation>
  </semantics>
</math>
</file>

<file path=Object 30/content.xml><?xml version="1.0" encoding="utf-8"?>
<math xmlns="http://www.w3.org/1998/Math/MathML" display="block">
  <semantics>
    <mrow>
      <mrow>
        <mo fence="true" stretchy="true">|</mo>
        <mrow>
          <mover accent="true">
            <mi>x</mi>
            <mo stretchy="false">⃗</mo>
          </mover>
        </mrow>
        <mo fence="true" stretchy="true">|</mo>
      </mrow>
      <mo stretchy="false">=</mo>
      <msqrt>
        <mrow>
          <msup>
            <msub>
              <mi>x</mi>
              <mn>1</mn>
            </msub>
            <mn>2</mn>
          </msup>
          <mo stretchy="false">+</mo>
          <msup>
            <msub>
              <mi>x</mi>
              <mn>2</mn>
            </msub>
            <mn>2</mn>
          </msup>
          <mo stretchy="false">+</mo>
          <msup>
            <msub>
              <mi>x</mi>
              <mn>3</mn>
            </msub>
            <mn>2</mn>
          </msup>
        </mrow>
      </msqrt>
    </mrow>
    <annotation encoding="StarMath 5.0">abs {vec x}  = sqrt{{x_1}^2+{x_2}^2+{x_3}^2}</annotation>
  </semantics>
</math>
</file>

<file path=Object 31/content.xml><?xml version="1.0" encoding="utf-8"?>
<math xmlns="http://www.w3.org/1998/Math/MathML" display="block">
  <semantics>
    <mrow>
      <msub>
        <mi mathvariant="italic">reject</mi>
        <mover accent="true">
          <mi>x</mi>
          <mo stretchy="false">⃗</mo>
        </mover>
      </msub>
      <mrow>
        <mover accent="true">
          <mi>y</mi>
          <mo stretchy="false">⃗</mo>
        </mover>
        <mo stretchy="false">=</mo>
        <mrow>
          <mi>x</mi>
          <mo stretchy="false">−</mo>
          <mfrac>
            <mrow>
              <mover accent="true">
                <mi>x</mi>
                <mo stretchy="false">⃗</mo>
              </mover>
              <mo stretchy="false">⋅</mo>
              <mover accent="true">
                <mi>y</mi>
                <mo stretchy="false">⃗</mo>
              </mover>
            </mrow>
            <mrow>
              <mover accent="true">
                <mi>y</mi>
                <mo stretchy="false">⃗</mo>
              </mover>
              <mo stretchy="false">⋅</mo>
              <mover accent="true">
                <mi>y</mi>
                <mo stretchy="false">⃗</mo>
              </mover>
            </mrow>
          </mfrac>
        </mrow>
      </mrow>
      <mi>y</mi>
    </mrow>
    <annotation encoding="StarMath 5.0">reject_{vec x}vec y = x-{vec x cdot vec y} over {vec y cdot vec y}y</annotation>
  </semantics>
</math>
</file>

<file path=Object 32/content.xml><?xml version="1.0" encoding="utf-8"?>
<math xmlns="http://www.w3.org/1998/Math/MathML" display="block">
  <semantics>
    <mrow>
      <mi>q</mi>
      <mo stretchy="false">=</mo>
      <mrow>
        <mo fence="true" stretchy="true">[</mo>
        <mrow>
          <mtable>
            <mtr>
              <mtd>
                <mrow>
                  <mi>cos</mi>
                  <mrow>
                    <mo fence="true" stretchy="false">(</mo>
                    <mrow>
                      <mrow>
                        <mi mathvariant="normal">θ</mi>
                        <mo stretchy="false">/</mo>
                        <mn>2</mn>
                      </mrow>
                    </mrow>
                    <mo fence="true" stretchy="false">)</mo>
                  </mrow>
                </mrow>
              </mtd>
            </mtr>
            <mtr>
              <mtd>
                <mrow>
                  <msub>
                    <mi>v</mi>
                    <mn>1</mn>
                  </msub>
                  <mi>sin</mi>
                  <mrow>
                    <mo fence="true" stretchy="false">(</mo>
                    <mrow>
                      <mrow>
                        <mi mathvariant="normal">θ</mi>
                        <mo stretchy="false">/</mo>
                        <mn>2</mn>
                      </mrow>
                    </mrow>
                    <mo fence="true" stretchy="false">)</mo>
                  </mrow>
                </mrow>
              </mtd>
            </mtr>
            <mtr>
              <mtd>
                <mrow>
                  <msub>
                    <mi>v</mi>
                    <mn>2</mn>
                  </msub>
                  <mi>sin</mi>
                  <mrow>
                    <mo fence="true" stretchy="false">(</mo>
                    <mrow>
                      <mrow>
                        <mi mathvariant="normal">θ</mi>
                        <mo stretchy="false">/</mo>
                        <mn>2</mn>
                      </mrow>
                    </mrow>
                    <mo fence="true" stretchy="false">)</mo>
                  </mrow>
                </mrow>
              </mtd>
            </mtr>
            <mtr>
              <mtd>
                <mrow>
                  <msub>
                    <mi>v</mi>
                    <mn>3</mn>
                  </msub>
                  <mi>sin</mi>
                  <mrow>
                    <mo fence="true" stretchy="false">(</mo>
                    <mrow>
                      <mrow>
                        <mi mathvariant="normal">θ</mi>
                        <mo stretchy="false">/</mo>
                        <mn>2</mn>
                      </mrow>
                    </mrow>
                    <mo fence="true" stretchy="false">)</mo>
                  </mrow>
                </mrow>
              </mtd>
            </mtr>
          </mtable>
        </mrow>
        <mo fence="true" stretchy="true">]</mo>
      </mrow>
    </mrow>
    <annotation encoding="StarMath 5.0">q = left[matrix{cos( %theta /2)##v_1sin(%theta/2)##v_2sin(%theta/2)##v_3sin(%theta/2)}  right] 
</annotation>
  </semantics>
</math>
</file>

<file path=Object 33/content.xml><?xml version="1.0" encoding="utf-8"?>
<math xmlns="http://www.w3.org/1998/Math/MathML" display="block">
  <semantics>
    <mrow>
      <mi>q</mi>
      <mrow>
        <mi>'</mi>
        <mo stretchy="false">=</mo>
        <mfrac>
          <mn>1</mn>
          <mn>2</mn>
        </mfrac>
      </mrow>
      <mrow>
        <mi>q</mi>
        <mo stretchy="false">∗</mo>
        <mi mathvariant="normal">ω</mi>
      </mrow>
    </mrow>
    <annotation encoding="StarMath 5.0">q' =  {1} over {2} q * %omega</annotation>
  </semantics>
</math>
</file>

<file path=Object 34/content.xml><?xml version="1.0" encoding="utf-8"?>
<math xmlns="http://www.w3.org/1998/Math/MathML" display="block">
  <semantics>
    <mrow>
      <mi>q</mi>
      <mrow>
        <mi>'</mi>
        <mo stretchy="false">=</mo>
        <mrow>
          <mo fence="true" stretchy="true">[</mo>
          <mrow>
            <mtable>
              <mtr>
                <mtd>
                  <mrow>
                    <mrow>
                      <mo stretchy="false">−</mo>
                      <mfrac>
                        <mn>1</mn>
                        <mn>2</mn>
                      </mfrac>
                    </mrow>
                    <msub>
                      <mi>q</mi>
                      <mn>2</mn>
                    </msub>
                    <mrow>
                      <msub>
                        <mi mathvariant="normal">ω</mi>
                        <mi>x</mi>
                      </msub>
                      <mo stretchy="false">−</mo>
                      <mfrac>
                        <mn>1</mn>
                        <mn>2</mn>
                      </mfrac>
                    </mrow>
                    <msub>
                      <mi>q</mi>
                      <mn>3</mn>
                    </msub>
                    <mrow>
                      <msub>
                        <mi mathvariant="normal">ω</mi>
                        <mi>y</mi>
                      </msub>
                      <mo stretchy="false">−</mo>
                      <mfrac>
                        <mn>1</mn>
                        <mn>2</mn>
                      </mfrac>
                    </mrow>
                    <msub>
                      <mi>q</mi>
                      <mn>4</mn>
                    </msub>
                    <msub>
                      <mi mathvariant="normal">ω</mi>
                      <mi>z</mi>
                    </msub>
                  </mrow>
                </mtd>
              </mtr>
              <mtr>
                <mtd>
                  <mrow>
                    <mfrac>
                      <mn>1</mn>
                      <mn>2</mn>
                    </mfrac>
                    <msub>
                      <mi>q</mi>
                      <mn>1</mn>
                    </msub>
                    <mrow>
                      <msub>
                        <mi mathvariant="normal">ω</mi>
                        <mi>x</mi>
                      </msub>
                      <mo stretchy="false">+</mo>
                      <mfrac>
                        <mn>1</mn>
                        <mn>2</mn>
                      </mfrac>
                    </mrow>
                    <msub>
                      <mi>q</mi>
                      <mn>3</mn>
                    </msub>
                    <mrow>
                      <msub>
                        <mi mathvariant="normal">ω</mi>
                        <mi>z</mi>
                      </msub>
                      <mo stretchy="false">−</mo>
                      <mfrac>
                        <mn>1</mn>
                        <mn>2</mn>
                      </mfrac>
                    </mrow>
                    <msub>
                      <mi>q</mi>
                      <mn>4</mn>
                    </msub>
                    <msub>
                      <mi mathvariant="normal">ω</mi>
                      <mi>y</mi>
                    </msub>
                  </mrow>
                </mtd>
              </mtr>
              <mtr>
                <mtd>
                  <mrow>
                    <mfrac>
                      <mn>1</mn>
                      <mn>2</mn>
                    </mfrac>
                    <msub>
                      <mi>q</mi>
                      <mn>1</mn>
                    </msub>
                    <mrow>
                      <msub>
                        <mi mathvariant="normal">ω</mi>
                        <mi>y</mi>
                      </msub>
                      <mo stretchy="false">−</mo>
                      <mfrac>
                        <mn>1</mn>
                        <mn>2</mn>
                      </mfrac>
                    </mrow>
                    <msub>
                      <mi>q</mi>
                      <mn>2</mn>
                    </msub>
                    <mrow>
                      <msub>
                        <mi mathvariant="normal">ω</mi>
                        <mi>z</mi>
                      </msub>
                      <mo stretchy="false">−</mo>
                      <mfrac>
                        <mn>1</mn>
                        <mn>2</mn>
                      </mfrac>
                    </mrow>
                    <msub>
                      <mi>q</mi>
                      <mn>4</mn>
                    </msub>
                    <msub>
                      <mi mathvariant="normal">ω</mi>
                      <mi>x</mi>
                    </msub>
                  </mrow>
                </mtd>
              </mtr>
              <mtr>
                <mtd>
                  <mrow>
                    <mfrac>
                      <mn>1</mn>
                      <mn>2</mn>
                    </mfrac>
                    <msub>
                      <mi>q</mi>
                      <mn>1</mn>
                    </msub>
                    <mrow>
                      <msub>
                        <mi mathvariant="normal">ω</mi>
                        <mi>z</mi>
                      </msub>
                      <mo stretchy="false">+</mo>
                      <mfrac>
                        <mn>1</mn>
                        <mn>2</mn>
                      </mfrac>
                    </mrow>
                    <msub>
                      <mi>q</mi>
                      <mn>2</mn>
                    </msub>
                    <mrow>
                      <msub>
                        <mi mathvariant="normal">ω</mi>
                        <mi>y</mi>
                      </msub>
                      <mo stretchy="false">−</mo>
                      <mfrac>
                        <mn>1</mn>
                        <mn>2</mn>
                      </mfrac>
                    </mrow>
                    <msub>
                      <mi>q</mi>
                      <mn>3</mn>
                    </msub>
                    <msub>
                      <mi mathvariant="normal">ω</mi>
                      <mi>x</mi>
                    </msub>
                  </mrow>
                </mtd>
              </mtr>
            </mtable>
          </mrow>
          <mo fence="true" stretchy="true">]</mo>
        </mrow>
      </mrow>
    </mrow>
    <annotation encoding="StarMath 5.0">q' =  left[matrix{ -{{1} over {2}} q_{2}%omega_{x}-{1 over 2}q_{3}%omega_{y}-{1 over 2}q_{4}%omega_{z}##{1 over 2}q_{1}%omega_{x}+{1 over 2} q_{3}%omega_{z}-{1 over 2}q_{4}%omega_{y}##{1 over 2}q_{1}%omega_{y}-{1 over 2}q_{2}%omega_{z}-{1 over 2} q_{4}%omega_{x}##{1 over 2}q_{1}%omega_{z}+{1 over 2}q_{2}%omega_{y}-{1 over 2}q_{3}%omega_{x}}  right] </annotation>
  </semantics>
</math>
</file>

<file path=Object 35/content.xml><?xml version="1.0" encoding="utf-8"?>
<math xmlns="http://www.w3.org/1998/Math/MathML" display="block">
  <semantics>
    <mrow>
      <mi mathvariant="normal">ω</mi>
      <mo stretchy="false">=</mo>
      <mrow>
        <mo fence="true" stretchy="true">[</mo>
        <mrow>
          <mtable>
            <mtr>
              <mtd>
                <mn>0</mn>
              </mtd>
            </mtr>
            <mtr>
              <mtd>
                <msub>
                  <mi mathvariant="normal">ω</mi>
                  <mi>x</mi>
                </msub>
              </mtd>
            </mtr>
            <mtr>
              <mtd>
                <msub>
                  <mi mathvariant="normal">ω</mi>
                  <mi>y</mi>
                </msub>
              </mtd>
            </mtr>
            <mtr>
              <mtd>
                <msub>
                  <mi mathvariant="normal">ω</mi>
                  <mi>z</mi>
                </msub>
              </mtd>
            </mtr>
          </mtable>
        </mrow>
        <mo fence="true" stretchy="true">]</mo>
      </mrow>
    </mrow>
    <annotation encoding="StarMath 5.0">%omega =  left[matrix{0 ## %omega_x ## %omega_y ## %omega_z }right]</annotation>
  </semantics>
</math>
</file>

<file path=Object 36/content.xml><?xml version="1.0" encoding="utf-8"?>
<math xmlns="http://www.w3.org/1998/Math/MathML" display="block">
  <semantics>
    <mrow>
      <msub>
        <mi mathvariant="italic">rotate</mi>
        <mover accent="true">
          <mi>x</mi>
          <mo stretchy="false">⃗</mo>
        </mover>
      </msub>
      <mrow>
        <mi>q</mi>
        <mo stretchy="false">=</mo>
        <mrow>
          <mi>q</mi>
          <mo stretchy="false">∗</mo>
          <mrow>
            <mo fence="true" stretchy="true">[</mo>
            <mrow>
              <mtable>
                <mtr>
                  <mtd>
                    <mn>0</mn>
                  </mtd>
                </mtr>
                <mtr>
                  <mtd>
                    <mi>v</mi>
                  </mtd>
                </mtr>
              </mtable>
            </mrow>
            <mo fence="true" stretchy="true">]</mo>
          </mrow>
          <mo stretchy="false">∗</mo>
          <msup>
            <mi>q</mi>
            <mrow>
              <mo stretchy="false">−</mo>
              <mn>1</mn>
            </mrow>
          </msup>
        </mrow>
      </mrow>
    </mrow>
    <annotation encoding="StarMath 5.0">rotate_{vec x}q = q* left[matrix{0##v} right] * q^-1 
</annotation>
  </semantics>
</math>
</file>

<file path=Object 37/content.xml><?xml version="1.0" encoding="utf-8"?>
<math xmlns="http://www.w3.org/1998/Math/MathML" display="block">
  <semantics>
    <mrow>
      <msub>
        <msup>
          <mi mathvariant="italic">rotate</mi>
          <mrow>
            <mo stretchy="false">−</mo>
            <mn>1</mn>
          </mrow>
        </msup>
        <mover accent="true">
          <mi>x</mi>
          <mo stretchy="false">⃗</mo>
        </mover>
      </msub>
      <mrow>
        <mi>q</mi>
        <mo stretchy="false">=</mo>
        <mrow>
          <msup>
            <mi>q</mi>
            <mrow>
              <mo stretchy="false">−</mo>
              <mn>1</mn>
            </mrow>
          </msup>
          <mo stretchy="false">∗</mo>
          <mrow>
            <mo fence="true" stretchy="true">[</mo>
            <mrow>
              <mtable>
                <mtr>
                  <mtd>
                    <mn>0</mn>
                  </mtd>
                </mtr>
                <mtr>
                  <mtd>
                    <mi>x</mi>
                  </mtd>
                </mtr>
              </mtable>
            </mrow>
            <mo fence="true" stretchy="true">]</mo>
          </mrow>
          <mo stretchy="false">∗</mo>
          <mi>q</mi>
        </mrow>
      </mrow>
    </mrow>
    <annotation encoding="StarMath 5.0">{rotate^-1}_{vec x}q = q^-1* left[matrix{0##x} right] * q 
</annotation>
  </semantics>
</math>
</file>

<file path=Object 38/content.xml><?xml version="1.0" encoding="utf-8"?>
<math xmlns="http://www.w3.org/1998/Math/MathML" display="block">
  <semantics>
    <mrow>
      <msub>
        <mi mathvariant="italic">rotate</mi>
        <mover accent="true">
          <mi>x</mi>
          <mo stretchy="false">⃗</mo>
        </mover>
      </msub>
      <mrow>
        <mi>q</mi>
        <mo stretchy="false">=</mo>
        <mrow>
          <mo fence="true" stretchy="true">[</mo>
          <mrow>
            <mtable>
              <mtr>
                <mtd>
                  <mrow>
                    <msub>
                      <mi>v</mi>
                      <mi>x</mi>
                    </msub>
                    <mrow>
                      <mrow>
                        <mo fence="true" stretchy="false">(</mo>
                        <mrow>
                          <mrow>
                            <mrow>
                              <mn>1</mn>
                              <mo stretchy="false">−</mo>
                              <mn>2</mn>
                            </mrow>
                            <mrow>
                              <msup>
                                <msub>
                                  <mi>q</mi>
                                  <mn>3</mn>
                                </msub>
                                <mn>2</mn>
                              </msup>
                              <mo stretchy="false">−</mo>
                              <mn>2</mn>
                            </mrow>
                            <msup>
                              <msub>
                                <mi>q</mi>
                                <mn>4</mn>
                              </msub>
                              <mn>2</mn>
                            </msup>
                          </mrow>
                        </mrow>
                        <mo fence="true" stretchy="false">)</mo>
                      </mrow>
                      <mo stretchy="false">+</mo>
                      <mn>2</mn>
                    </mrow>
                    <msub>
                      <mi>v</mi>
                      <mi>y</mi>
                    </msub>
                    <mrow>
                      <mrow>
                        <mo fence="true" stretchy="false">(</mo>
                        <mrow>
                          <mrow>
                            <msub>
                              <mi>q</mi>
                              <mn>2</mn>
                            </msub>
                            <mrow>
                              <msub>
                                <mi>q</mi>
                                <mn>3</mn>
                              </msub>
                              <mo stretchy="false">−</mo>
                              <msub>
                                <mi>q</mi>
                                <mn>1</mn>
                              </msub>
                            </mrow>
                            <msub>
                              <mi>q</mi>
                              <mn>4</mn>
                            </msub>
                          </mrow>
                        </mrow>
                        <mo fence="true" stretchy="false">)</mo>
                      </mrow>
                      <mo stretchy="false">+</mo>
                      <mn>2</mn>
                    </mrow>
                    <msub>
                      <mi>v</mi>
                      <mi>z</mi>
                    </msub>
                    <mrow>
                      <mo fence="true" stretchy="false">(</mo>
                      <mrow>
                        <mrow>
                          <msub>
                            <mi>q</mi>
                            <mn>2</mn>
                          </msub>
                          <mrow>
                            <msub>
                              <mi>q</mi>
                              <mn>4</mn>
                            </msub>
                            <mo stretchy="false">+</mo>
                            <msub>
                              <mi>q</mi>
                              <mn>1</mn>
                            </msub>
                          </mrow>
                          <msub>
                            <mi>q</mi>
                            <mn>3</mn>
                          </msub>
                        </mrow>
                      </mrow>
                      <mo fence="true" stretchy="false">)</mo>
                    </mrow>
                  </mrow>
                </mtd>
              </mtr>
              <mtr>
                <mtd>
                  <mrow>
                    <mn>2</mn>
                    <msub>
                      <mi>v</mi>
                      <mi>x</mi>
                    </msub>
                    <mrow>
                      <mrow>
                        <mo fence="true" stretchy="false">(</mo>
                        <mrow>
                          <mrow>
                            <msub>
                              <mi>q</mi>
                              <mn>2</mn>
                            </msub>
                            <mrow>
                              <msub>
                                <mi>q</mi>
                                <mn>3</mn>
                              </msub>
                              <mo stretchy="false">+</mo>
                              <msub>
                                <mi>q</mi>
                                <mn>1</mn>
                              </msub>
                            </mrow>
                            <msub>
                              <mi>q</mi>
                              <mn>4</mn>
                            </msub>
                          </mrow>
                        </mrow>
                        <mo fence="true" stretchy="false">)</mo>
                      </mrow>
                      <mo stretchy="false">+</mo>
                      <msub>
                        <mi>v</mi>
                        <mi>y</mi>
                      </msub>
                    </mrow>
                    <mrow>
                      <mrow>
                        <mo fence="true" stretchy="false">(</mo>
                        <mrow>
                          <mrow>
                            <mrow>
                              <mn>1</mn>
                              <mo stretchy="false">−</mo>
                              <mn>2</mn>
                            </mrow>
                            <mrow>
                              <msup>
                                <msub>
                                  <mi>q</mi>
                                  <mn>2</mn>
                                </msub>
                                <mn>2</mn>
                              </msup>
                              <mo stretchy="false">−</mo>
                              <mn>2</mn>
                            </mrow>
                            <msup>
                              <msub>
                                <mi>q</mi>
                                <mn>4</mn>
                              </msub>
                              <mn>2</mn>
                            </msup>
                          </mrow>
                        </mrow>
                        <mo fence="true" stretchy="false">)</mo>
                      </mrow>
                      <mo stretchy="false">+</mo>
                      <mn>2</mn>
                    </mrow>
                    <msub>
                      <mi>v</mi>
                      <mi>z</mi>
                    </msub>
                    <mrow>
                      <mo fence="true" stretchy="false">(</mo>
                      <mrow>
                        <mrow>
                          <msub>
                            <mi>q</mi>
                            <mn>3</mn>
                          </msub>
                          <mrow>
                            <msub>
                              <mi>q</mi>
                              <mn>4</mn>
                            </msub>
                            <mo stretchy="false">−</mo>
                            <msub>
                              <mi>q</mi>
                              <mn>1</mn>
                            </msub>
                          </mrow>
                          <msub>
                            <mi>q</mi>
                            <mn>2</mn>
                          </msub>
                        </mrow>
                      </mrow>
                      <mo fence="true" stretchy="false">)</mo>
                    </mrow>
                  </mrow>
                </mtd>
              </mtr>
              <mtr>
                <mtd>
                  <mrow>
                    <mn>2</mn>
                    <msub>
                      <mi>v</mi>
                      <mi>x</mi>
                    </msub>
                    <mrow>
                      <mrow>
                        <mo fence="true" stretchy="false">(</mo>
                        <mrow>
                          <mrow>
                            <msub>
                              <mi>q</mi>
                              <mn>2</mn>
                            </msub>
                            <mrow>
                              <msub>
                                <mi>q</mi>
                                <mn>4</mn>
                              </msub>
                              <mo stretchy="false">−</mo>
                              <msub>
                                <mi>q</mi>
                                <mn>1</mn>
                              </msub>
                            </mrow>
                            <msub>
                              <mi>q</mi>
                              <mn>3</mn>
                            </msub>
                          </mrow>
                        </mrow>
                        <mo fence="true" stretchy="false">)</mo>
                      </mrow>
                      <mo stretchy="false">+</mo>
                      <mn>2</mn>
                    </mrow>
                    <msub>
                      <mi>v</mi>
                      <mi>y</mi>
                    </msub>
                    <mrow>
                      <mrow>
                        <mo fence="true" stretchy="false">(</mo>
                        <mrow>
                          <mrow>
                            <msub>
                              <mi>q</mi>
                              <mn>3</mn>
                            </msub>
                            <mrow>
                              <msub>
                                <mi>q</mi>
                                <mn>4</mn>
                              </msub>
                              <mo stretchy="false">+</mo>
                              <msub>
                                <mi>q</mi>
                                <mn>1</mn>
                              </msub>
                            </mrow>
                            <msub>
                              <mi>q</mi>
                              <mn>2</mn>
                            </msub>
                          </mrow>
                        </mrow>
                        <mo fence="true" stretchy="false">)</mo>
                      </mrow>
                      <mo stretchy="false">+</mo>
                      <msub>
                        <mi>v</mi>
                        <mi>z</mi>
                      </msub>
                    </mrow>
                    <mrow>
                      <mo fence="true" stretchy="false">(</mo>
                      <mrow>
                        <mrow>
                          <mn>1</mn>
                          <mo stretchy="false">−</mo>
                          <msup>
                            <mrow>
                              <mn>2</mn>
                              <msub>
                                <mi>q</mi>
                                <mn>2</mn>
                              </msub>
                            </mrow>
                            <mn>2</mn>
                          </msup>
                          <mo stretchy="false">−</mo>
                          <msup>
                            <mrow>
                              <mn>2</mn>
                              <msub>
                                <mi>q</mi>
                                <mn>3</mn>
                              </msub>
                            </mrow>
                            <mn>2</mn>
                          </msup>
                        </mrow>
                      </mrow>
                      <mo fence="true" stretchy="false">)</mo>
                    </mrow>
                  </mrow>
                </mtd>
              </mtr>
            </mtable>
          </mrow>
          <mo fence="true" stretchy="true">]</mo>
        </mrow>
      </mrow>
    </mrow>
    <annotation encoding="StarMath 5.0">rotate_{vec x}q = left[matrix{v_{x}(1-2{q_{3}}^{2}-2{q_{4}}^{2})+2v_{y}(q_{2}q_{3}-q_{1}q_{4})+2v_{z}(q_{2}q_{4}+q_{1}q_{3})##2v_{x}(q_{2}q_{3}+q_{1}q_{4
})+v_{y}(1-2{q_{2}}^{2}-2{q_{4}}^{2})+2v_{z}(q_{3}q_{4}-q_{1}q_{2})##2v_{x}(q_{2}q_{4}-q_{1}q_{3})+2v_{y}(q_{3}q_{4}+q_{1}q_{2})+v_{z}(1-{2q_{2}}^{2}-{2q_{3}}^{2})}right]
</annotation>
  </semantics>
</math>
</file>

<file path=Object 39/content.xml><?xml version="1.0" encoding="utf-8"?>
<math xmlns="http://www.w3.org/1998/Math/MathML" display="block">
  <semantics>
    <mrow>
      <msup>
        <mi mathvariant="italic">rotate</mi>
        <mrow>
          <mo stretchy="false">−</mo>
          <mn>1</mn>
        </mrow>
      </msup>
      <mover accent="true">
        <mi>x</mi>
        <mo stretchy="false">⃗</mo>
      </mover>
      <mrow>
        <mi>q</mi>
        <mo stretchy="false">=</mo>
        <mrow>
          <mo fence="true" stretchy="true">[</mo>
          <mrow>
            <mtable>
              <mtr>
                <mtd>
                  <mrow>
                    <msub>
                      <mi>v</mi>
                      <mi>x</mi>
                    </msub>
                    <mrow>
                      <mrow>
                        <mo fence="true" stretchy="false">(</mo>
                        <mrow>
                          <mrow>
                            <mrow>
                              <mn>1</mn>
                              <mo stretchy="false">−</mo>
                              <mn>2</mn>
                            </mrow>
                            <mrow>
                              <msup>
                                <msub>
                                  <mi>q</mi>
                                  <mn>3</mn>
                                </msub>
                                <mn>2</mn>
                              </msup>
                              <mo stretchy="false">−</mo>
                              <mn>2</mn>
                            </mrow>
                            <msup>
                              <msub>
                                <mi>q</mi>
                                <mn>4</mn>
                              </msub>
                              <mn>2</mn>
                            </msup>
                          </mrow>
                        </mrow>
                        <mo fence="true" stretchy="false">)</mo>
                      </mrow>
                      <mo stretchy="false">+</mo>
                      <mn>2</mn>
                    </mrow>
                    <msub>
                      <mi>v</mi>
                      <mi>y</mi>
                    </msub>
                    <mrow>
                      <mrow>
                        <mo fence="true" stretchy="false">(</mo>
                        <mrow>
                          <mrow>
                            <msub>
                              <mi>q</mi>
                              <mn>2</mn>
                            </msub>
                            <mrow>
                              <msub>
                                <mi>q</mi>
                                <mn>3</mn>
                              </msub>
                              <mo stretchy="false">+</mo>
                              <msub>
                                <mi>q</mi>
                                <mn>1</mn>
                              </msub>
                            </mrow>
                            <msub>
                              <mi>q</mi>
                              <mn>4</mn>
                            </msub>
                          </mrow>
                        </mrow>
                        <mo fence="true" stretchy="false">)</mo>
                      </mrow>
                      <mo stretchy="false">+</mo>
                      <mn>2</mn>
                    </mrow>
                    <msub>
                      <mi>v</mi>
                      <mi>z</mi>
                    </msub>
                    <mrow>
                      <mo fence="true" stretchy="false">(</mo>
                      <mrow>
                        <mrow>
                          <msub>
                            <mi>q</mi>
                            <mn>2</mn>
                          </msub>
                          <mrow>
                            <msub>
                              <mi>q</mi>
                              <mn>4</mn>
                            </msub>
                            <mo stretchy="false">−</mo>
                            <msub>
                              <mi>q</mi>
                              <mn>1</mn>
                            </msub>
                          </mrow>
                          <msub>
                            <mi>q</mi>
                            <mn>3</mn>
                          </msub>
                        </mrow>
                      </mrow>
                      <mo fence="true" stretchy="false">)</mo>
                    </mrow>
                  </mrow>
                </mtd>
              </mtr>
              <mtr>
                <mtd>
                  <mrow>
                    <mn>2</mn>
                    <msub>
                      <mi>v</mi>
                      <mi>x</mi>
                    </msub>
                    <mrow>
                      <mrow>
                        <mo fence="true" stretchy="false">(</mo>
                        <mrow>
                          <mrow>
                            <msub>
                              <mi>q</mi>
                              <mn>2</mn>
                            </msub>
                            <mrow>
                              <msub>
                                <mi>q</mi>
                                <mn>3</mn>
                              </msub>
                              <mo stretchy="false">−</mo>
                              <msub>
                                <mi>q</mi>
                                <mn>1</mn>
                              </msub>
                            </mrow>
                            <msub>
                              <mi>q</mi>
                              <mn>4</mn>
                            </msub>
                          </mrow>
                        </mrow>
                        <mo fence="true" stretchy="false">)</mo>
                      </mrow>
                      <mo stretchy="false">+</mo>
                      <msub>
                        <mi>v</mi>
                        <mi>y</mi>
                      </msub>
                    </mrow>
                    <mrow>
                      <mrow>
                        <mo fence="true" stretchy="false">(</mo>
                        <mrow>
                          <mrow>
                            <mrow>
                              <mn>1</mn>
                              <mo stretchy="false">−</mo>
                              <mn>2</mn>
                            </mrow>
                            <mrow>
                              <msup>
                                <msub>
                                  <mi>q</mi>
                                  <mn>2</mn>
                                </msub>
                                <mn>2</mn>
                              </msup>
                              <mo stretchy="false">−</mo>
                              <mn>2</mn>
                            </mrow>
                            <msup>
                              <msub>
                                <mi>q</mi>
                                <mn>4</mn>
                              </msub>
                              <mn>2</mn>
                            </msup>
                          </mrow>
                        </mrow>
                        <mo fence="true" stretchy="false">)</mo>
                      </mrow>
                      <mo stretchy="false">+</mo>
                      <mn>2</mn>
                    </mrow>
                    <msub>
                      <mi>v</mi>
                      <mi>z</mi>
                    </msub>
                    <mrow>
                      <mo fence="true" stretchy="false">(</mo>
                      <mrow>
                        <mrow>
                          <msub>
                            <mi>q</mi>
                            <mn>3</mn>
                          </msub>
                          <mrow>
                            <msub>
                              <mi>q</mi>
                              <mn>4</mn>
                            </msub>
                            <mo stretchy="false">+</mo>
                            <msub>
                              <mi>q</mi>
                              <mn>1</mn>
                            </msub>
                          </mrow>
                          <msub>
                            <mi>q</mi>
                            <mn>2</mn>
                          </msub>
                        </mrow>
                      </mrow>
                      <mo fence="true" stretchy="false">)</mo>
                    </mrow>
                  </mrow>
                </mtd>
              </mtr>
              <mtr>
                <mtd>
                  <mrow>
                    <mn>2</mn>
                    <msub>
                      <mi>v</mi>
                      <mi>x</mi>
                    </msub>
                    <mrow>
                      <mrow>
                        <mo fence="true" stretchy="false">(</mo>
                        <mrow>
                          <mrow>
                            <msub>
                              <mi>q</mi>
                              <mn>2</mn>
                            </msub>
                            <mrow>
                              <msub>
                                <mi>q</mi>
                                <mn>4</mn>
                              </msub>
                              <mo stretchy="false">+</mo>
                              <msub>
                                <mi>q</mi>
                                <mn>1</mn>
                              </msub>
                            </mrow>
                            <msub>
                              <mi>q</mi>
                              <mn>3</mn>
                            </msub>
                          </mrow>
                        </mrow>
                        <mo fence="true" stretchy="false">)</mo>
                      </mrow>
                      <mo stretchy="false">+</mo>
                      <mn>2</mn>
                    </mrow>
                    <msub>
                      <mi>v</mi>
                      <mi>y</mi>
                    </msub>
                    <mrow>
                      <mrow>
                        <mo fence="true" stretchy="false">(</mo>
                        <mrow>
                          <mrow>
                            <msub>
                              <mi>q</mi>
                              <mn>3</mn>
                            </msub>
                            <mrow>
                              <msub>
                                <mi>q</mi>
                                <mn>4</mn>
                              </msub>
                              <mo stretchy="false">−</mo>
                              <msub>
                                <mi>q</mi>
                                <mn>1</mn>
                              </msub>
                            </mrow>
                            <msub>
                              <mi>q</mi>
                              <mn>2</mn>
                            </msub>
                          </mrow>
                        </mrow>
                        <mo fence="true" stretchy="false">)</mo>
                      </mrow>
                      <mo stretchy="false">+</mo>
                      <msub>
                        <mi>v</mi>
                        <mi>z</mi>
                      </msub>
                    </mrow>
                    <mrow>
                      <mo fence="true" stretchy="false">(</mo>
                      <mrow>
                        <mrow>
                          <mn>1</mn>
                          <mo stretchy="false">−</mo>
                          <msup>
                            <mrow>
                              <mn>2</mn>
                              <msub>
                                <mi>q</mi>
                                <mn>2</mn>
                              </msub>
                            </mrow>
                            <mn>2</mn>
                          </msup>
                          <mo stretchy="false">−</mo>
                          <msup>
                            <mrow>
                              <mn>2</mn>
                              <msub>
                                <mi>q</mi>
                                <mn>3</mn>
                              </msub>
                            </mrow>
                            <mn>2</mn>
                          </msup>
                        </mrow>
                      </mrow>
                      <mo fence="true" stretchy="false">)</mo>
                    </mrow>
                  </mrow>
                </mtd>
              </mtr>
            </mtable>
          </mrow>
          <mo fence="true" stretchy="true">]</mo>
        </mrow>
      </mrow>
    </mrow>
    <annotation encoding="StarMath 5.0">{rotate}^{-1}{vec x}q = left[matrix{v_{x}(1-2{q_{3}}^{2}-2{q_{4}}^{2})+2v_{y}(q_{2}q_{3}+
q_{1}q_{4})+2v_{z}(q_{2}q_{4}-q_{1}q_{3})##2v_{x}(q_{2}q_{3}-q_{1}q_{4
})+v_{y}(1-2{q_{2}}^{2}-2{q_{4}}^{2})+2v_{z}(q_{3}q_{4}+q_{1}q_{2})##2v_{x}(q_{2}q_{4}+q_{1}q_{3})+2v_{y}(q_{3}q_{4}-q_{1}q_{2})+v_{z}(1-{2q_{2}}^{2}-{2q_{3}}^{2})}right]
</annotation>
  </semantics>
</math>
</file>

<file path=Object 40/content.xml><?xml version="1.0" encoding="utf-8"?>
<math xmlns="http://www.w3.org/1998/Math/MathML" display="block">
  <semantics>
    <mrow>
      <msub>
        <mi mathvariant="italic">rotate</mi>
        <mover accent="true">
          <mi>x</mi>
          <mo stretchy="false">⃗</mo>
        </mover>
      </msub>
      <mrow>
        <mover accent="true">
          <mi>y</mi>
          <mo stretchy="false">⃗</mo>
        </mover>
        <mo stretchy="false">=</mo>
        <mrow>
          <mo fence="true" stretchy="true">[</mo>
          <mrow>
            <mtable>
              <mtr>
                <mtd>
                  <mfrac>
                    <mi>s</mi>
                    <mn>2</mn>
                  </mfrac>
                </mtd>
              </mtr>
              <mtr>
                <mtd>
                  <mfrac>
                    <mrow>
                      <mi>x</mi>
                      <mo stretchy="false">×</mo>
                      <mi>v</mi>
                    </mrow>
                    <mi>s</mi>
                  </mfrac>
                </mtd>
              </mtr>
            </mtable>
          </mrow>
          <mo fence="true" stretchy="true">]</mo>
        </mrow>
      </mrow>
    </mrow>
    <annotation encoding="StarMath 5.0">rotate_{vec x}vec y = left[matrix{ s over 2  ## {x times v} over s } right]
</annotation>
  </semantics>
</math>
</file>

<file path=Object 41/content.xml><?xml version="1.0" encoding="utf-8"?>
<math xmlns="http://www.w3.org/1998/Math/MathML" display="block">
  <semantics>
    <mrow>
      <mi>s</mi>
      <mo stretchy="false">=</mo>
      <msqrt>
        <mrow>
          <mn>2</mn>
          <mrow>
            <mo fence="true" stretchy="false">(</mo>
            <mrow>
              <mrow>
                <mn>1</mn>
                <mo stretchy="false">+</mo>
                <mrow>
                  <mover accent="true">
                    <mi>x</mi>
                    <mo stretchy="false">⃗</mo>
                  </mover>
                  <mo stretchy="false">⋅</mo>
                  <mover accent="true">
                    <mi>y</mi>
                    <mo stretchy="false">⃗</mo>
                  </mover>
                </mrow>
              </mrow>
            </mrow>
            <mo fence="true" stretchy="false">)</mo>
          </mrow>
        </mrow>
      </msqrt>
    </mrow>
    <annotation encoding="StarMath 5.0">s = sqrt{2(1+vec x cdot vec y)}
</annotation>
  </semantics>
</math>
</file>

<file path=Object 44/content.xml><?xml version="1.0" encoding="utf-8"?>
<math xmlns="http://www.w3.org/1998/Math/MathML" display="block">
  <semantics>
    <mrow>
      <mi>f</mi>
      <mrow>
        <mrow>
          <mo fence="true" stretchy="false">(</mo>
          <mrow/>
          <mo fence="true" stretchy="false">)</mo>
        </mrow>
        <mo stretchy="false">=</mo>
        <mrow>
          <mo fence="true" stretchy="true">[</mo>
          <mrow>
            <mtable>
              <mtr>
                <mtd>
                  <mrow>
                    <msub>
                      <mi>v</mi>
                      <mi>x</mi>
                    </msub>
                    <mrow>
                      <mrow>
                        <mo fence="true" stretchy="false">(</mo>
                        <mrow>
                          <mrow>
                            <mrow>
                              <mn>1</mn>
                              <mo stretchy="false">−</mo>
                              <mn>2</mn>
                            </mrow>
                            <mrow>
                              <msup>
                                <msub>
                                  <mi>q</mi>
                                  <mn>3</mn>
                                </msub>
                                <mn>2</mn>
                              </msup>
                              <mo stretchy="false">−</mo>
                              <mn>2</mn>
                            </mrow>
                            <msup>
                              <msub>
                                <mi>q</mi>
                                <mn>4</mn>
                              </msub>
                              <mn>2</mn>
                            </msup>
                          </mrow>
                        </mrow>
                        <mo fence="true" stretchy="false">)</mo>
                      </mrow>
                      <mo stretchy="false">+</mo>
                      <mn>2</mn>
                    </mrow>
                    <msub>
                      <mi>v</mi>
                      <mi>y</mi>
                    </msub>
                    <mrow>
                      <mrow>
                        <mo fence="true" stretchy="false">(</mo>
                        <mrow>
                          <mrow>
                            <msub>
                              <mi>q</mi>
                              <mn>2</mn>
                            </msub>
                            <mrow>
                              <msub>
                                <mi>q</mi>
                                <mn>3</mn>
                              </msub>
                              <mo stretchy="false">+</mo>
                              <msub>
                                <mi>q</mi>
                                <mn>1</mn>
                              </msub>
                            </mrow>
                            <msub>
                              <mi>q</mi>
                              <mn>4</mn>
                            </msub>
                          </mrow>
                        </mrow>
                        <mo fence="true" stretchy="false">)</mo>
                      </mrow>
                      <mo stretchy="false">+</mo>
                      <mn>2</mn>
                    </mrow>
                    <msub>
                      <mi>v</mi>
                      <mi>z</mi>
                    </msub>
                    <mrow>
                      <mrow>
                        <mo fence="true" stretchy="false">(</mo>
                        <mrow>
                          <mrow>
                            <msub>
                              <mi>q</mi>
                              <mn>2</mn>
                            </msub>
                            <mrow>
                              <msub>
                                <mi>q</mi>
                                <mn>4</mn>
                              </msub>
                              <mo stretchy="false">−</mo>
                              <msub>
                                <mi>q</mi>
                                <mn>1</mn>
                              </msub>
                            </mrow>
                            <msub>
                              <mi>q</mi>
                              <mn>3</mn>
                            </msub>
                          </mrow>
                        </mrow>
                        <mo fence="true" stretchy="false">)</mo>
                      </mrow>
                      <mo stretchy="false">−</mo>
                      <msub>
                        <mi>s</mi>
                        <mi>x</mi>
                      </msub>
                    </mrow>
                  </mrow>
                </mtd>
              </mtr>
              <mtr>
                <mtd>
                  <mrow>
                    <mn>2</mn>
                    <msub>
                      <mi>v</mi>
                      <mi>x</mi>
                    </msub>
                    <mrow>
                      <mrow>
                        <mo fence="true" stretchy="false">(</mo>
                        <mrow>
                          <mrow>
                            <msub>
                              <mi>q</mi>
                              <mn>2</mn>
                            </msub>
                            <mrow>
                              <msub>
                                <mi>q</mi>
                                <mn>3</mn>
                              </msub>
                              <mo stretchy="false">−</mo>
                              <msub>
                                <mi>q</mi>
                                <mn>1</mn>
                              </msub>
                            </mrow>
                            <msub>
                              <mi>q</mi>
                              <mn>4</mn>
                            </msub>
                          </mrow>
                        </mrow>
                        <mo fence="true" stretchy="false">)</mo>
                      </mrow>
                      <mo stretchy="false">+</mo>
                      <msub>
                        <mi>v</mi>
                        <mi>y</mi>
                      </msub>
                    </mrow>
                    <mrow>
                      <mrow>
                        <mo fence="true" stretchy="false">(</mo>
                        <mrow>
                          <mrow>
                            <mrow>
                              <mn>1</mn>
                              <mo stretchy="false">−</mo>
                              <mn>2</mn>
                            </mrow>
                            <mrow>
                              <msup>
                                <msub>
                                  <mi>q</mi>
                                  <mn>2</mn>
                                </msub>
                                <mn>2</mn>
                              </msup>
                              <mo stretchy="false">−</mo>
                              <mn>2</mn>
                            </mrow>
                            <msup>
                              <msub>
                                <mi>q</mi>
                                <mn>4</mn>
                              </msub>
                              <mn>2</mn>
                            </msup>
                          </mrow>
                        </mrow>
                        <mo fence="true" stretchy="false">)</mo>
                      </mrow>
                      <mo stretchy="false">+</mo>
                      <mn>2</mn>
                    </mrow>
                    <msub>
                      <mi>v</mi>
                      <mi>z</mi>
                    </msub>
                    <mrow>
                      <mrow>
                        <mo fence="true" stretchy="false">(</mo>
                        <mrow>
                          <mrow>
                            <msub>
                              <mi>q</mi>
                              <mn>3</mn>
                            </msub>
                            <mrow>
                              <msub>
                                <mi>q</mi>
                                <mn>4</mn>
                              </msub>
                              <mo stretchy="false">+</mo>
                              <msub>
                                <mi>q</mi>
                                <mn>1</mn>
                              </msub>
                            </mrow>
                            <msub>
                              <mi>q</mi>
                              <mn>2</mn>
                            </msub>
                          </mrow>
                        </mrow>
                        <mo fence="true" stretchy="false">)</mo>
                      </mrow>
                      <mo stretchy="false">−</mo>
                      <msub>
                        <mi>s</mi>
                        <mi>y</mi>
                      </msub>
                    </mrow>
                  </mrow>
                </mtd>
              </mtr>
              <mtr>
                <mtd>
                  <mrow>
                    <mn>2</mn>
                    <msub>
                      <mi>v</mi>
                      <mi>x</mi>
                    </msub>
                    <mrow>
                      <mrow>
                        <mo fence="true" stretchy="false">(</mo>
                        <mrow>
                          <mrow>
                            <msub>
                              <mi>q</mi>
                              <mn>2</mn>
                            </msub>
                            <mrow>
                              <msub>
                                <mi>q</mi>
                                <mn>4</mn>
                              </msub>
                              <mo stretchy="false">+</mo>
                              <msub>
                                <mi>q</mi>
                                <mn>1</mn>
                              </msub>
                            </mrow>
                            <msub>
                              <mi>q</mi>
                              <mn>3</mn>
                            </msub>
                          </mrow>
                        </mrow>
                        <mo fence="true" stretchy="false">)</mo>
                      </mrow>
                      <mo stretchy="false">+</mo>
                      <mn>2</mn>
                    </mrow>
                    <msub>
                      <mi>v</mi>
                      <mi>y</mi>
                    </msub>
                    <mrow>
                      <mrow>
                        <mo fence="true" stretchy="false">(</mo>
                        <mrow>
                          <mrow>
                            <msub>
                              <mi>q</mi>
                              <mn>3</mn>
                            </msub>
                            <mrow>
                              <msub>
                                <mi>q</mi>
                                <mn>4</mn>
                              </msub>
                              <mo stretchy="false">−</mo>
                              <msub>
                                <mi>q</mi>
                                <mn>1</mn>
                              </msub>
                            </mrow>
                            <msub>
                              <mi>q</mi>
                              <mn>2</mn>
                            </msub>
                          </mrow>
                        </mrow>
                        <mo fence="true" stretchy="false">)</mo>
                      </mrow>
                      <mo stretchy="false">+</mo>
                      <msub>
                        <mi>v</mi>
                        <mi>z</mi>
                      </msub>
                    </mrow>
                    <mrow>
                      <mrow>
                        <mo fence="true" stretchy="false">(</mo>
                        <mrow>
                          <mrow>
                            <mn>1</mn>
                            <mo stretchy="false">−</mo>
                            <msup>
                              <mrow>
                                <mn>2</mn>
                                <msub>
                                  <mi>q</mi>
                                  <mn>2</mn>
                                </msub>
                              </mrow>
                              <mn>2</mn>
                            </msup>
                            <mo stretchy="false">−</mo>
                            <msup>
                              <mrow>
                                <mn>2</mn>
                                <msub>
                                  <mi>q</mi>
                                  <mn>3</mn>
                                </msub>
                              </mrow>
                              <mn>2</mn>
                            </msup>
                          </mrow>
                        </mrow>
                        <mo fence="true" stretchy="false">)</mo>
                      </mrow>
                      <mo stretchy="false">−</mo>
                      <msub>
                        <mi>s</mi>
                        <mi>z</mi>
                      </msub>
                    </mrow>
                  </mrow>
                </mtd>
              </mtr>
            </mtable>
          </mrow>
          <mo fence="true" stretchy="true">]</mo>
        </mrow>
      </mrow>
    </mrow>
    <annotation encoding="StarMath 5.0">f() = left[matrix{v_{x}(1-2{q_{3}}^{2}-2{q_{4}}^{2})+2v_{y}(q_{2}q_{3}+q_{1}q_{4})+2v_{z}(q_{2}q_{4}-q_{1}q_{3})-s_{x}##2v_{x}(q_{2}q_{3}-q_{1}q_{4
})+v_{y}(1-2{q_{2}}^{2}-2{q_{4}}^{2})+2v_{z}(q_{3}q_{4}+q_{1}q_{2})-s_{y}##2v_{x}(q_{2}q_{4}+q_{1}q_{3})+2v_{y}(q_{3}q_{4}-q_{1}q_{2})+v_{z}(1-{2q_{2}}^{2}-{2q_{3}}^{2})-s_{z}}right]
</annotation>
  </semantics>
</math>
</file>

<file path=Object 45/content.xml><?xml version="1.0" encoding="utf-8"?>
<math xmlns="http://www.w3.org/1998/Math/MathML" display="block">
  <semantics>
    <mrow>
      <mrow>
        <mover accent="true">
          <mi>y</mi>
          <mo stretchy="false">⃗</mo>
        </mover>
        <mo stretchy="false">=</mo>
        <mrow>
          <mover accent="true">
            <mi>x</mi>
            <mo stretchy="false">⃗</mo>
          </mover>
          <mo stretchy="false">−</mo>
          <mi mathvariant="normal">μ</mi>
        </mrow>
      </mrow>
      <mrow>
        <mo fence="true" stretchy="true">(</mo>
        <mrow>
          <mfrac>
            <mrow>
              <mo stretchy="false">∇</mo>
              <mi>f</mi>
            </mrow>
            <mrow>
              <mo fence="true" stretchy="true">|</mo>
              <mrow>
                <mrow>
                  <mo stretchy="false">∇</mo>
                  <mi>f</mi>
                </mrow>
              </mrow>
              <mo fence="true" stretchy="true">|</mo>
            </mrow>
          </mfrac>
        </mrow>
        <mo fence="true" stretchy="true">)</mo>
      </mrow>
    </mrow>
    <annotation encoding="StarMath 5.0">  vec y = vec x - %mu left ( {nabla f} over abs{ nabla f }   right )</annotation>
  </semantics>
</math>
</file>

<file path=Object 46/content.xml><?xml version="1.0" encoding="utf-8"?>
<math xmlns="http://www.w3.org/1998/Math/MathML" display="block">
  <semantics>
    <mrow>
      <munder>
        <mi mathvariant="italic">min</mi>
        <mi>q</mi>
      </munder>
      <mi>f</mi>
      <mrow>
        <mo fence="true" stretchy="false">(</mo>
        <mrow>
          <mrow>
            <msub>
              <msup>
                <mi mathvariant="italic">rotate</mi>
                <mrow>
                  <mo stretchy="false">−</mo>
                  <mn>1</mn>
                </mrow>
              </msup>
              <mover accent="true">
                <mi>x</mi>
                <mo stretchy="false">⃗</mo>
              </mover>
            </msub>
            <mrow>
              <mi>q</mi>
              <mo stretchy="false">−</mo>
              <mover accent="true">
                <mi>s</mi>
                <mo stretchy="false">⃗</mo>
              </mover>
            </mrow>
          </mrow>
        </mrow>
        <mo fence="true" stretchy="false">)</mo>
      </mrow>
    </mrow>
    <annotation encoding="StarMath 5.0">min csub q f ({{rotate}^{-1}}_{vec x}q - vec s) newline</annotation>
  </semantics>
</math>
</file>

<file path=Object 47/content.xml><?xml version="1.0" encoding="utf-8"?>
<math xmlns="http://www.w3.org/1998/Math/MathML" display="block">
  <semantics>
    <mrow>
      <mo stretchy="false">∇</mo>
      <mrow>
        <mi>f</mi>
        <mo stretchy="false">=</mo>
        <msub>
          <mi>J</mi>
          <mi>f</mi>
        </msub>
      </mrow>
      <mi>f</mi>
      <mrow>
        <mo fence="true" stretchy="false">(</mo>
        <mrow/>
        <mo fence="true" stretchy="false">)</mo>
      </mrow>
    </mrow>
    <annotation encoding="StarMath 5.0">  nabla f = J_{f}f( )</annotation>
  </semantics>
</math>
</file>

<file path=Object 48/content.xml><?xml version="1.0" encoding="utf-8"?>
<math xmlns="http://www.w3.org/1998/Math/MathML" display="block">
  <semantics>
    <mrow>
      <msub>
        <mi>J</mi>
        <mi>f</mi>
      </msub>
      <mo stretchy="false">=</mo>
      <mrow>
        <mo fence="true" stretchy="true">[</mo>
        <mrow>
          <mtable>
            <mtr>
              <mtd>
                <mrow>
                  <mn>2</mn>
                  <msub>
                    <mi>v</mi>
                    <mi>y</mi>
                  </msub>
                  <mrow>
                    <msub>
                      <mi>q</mi>
                      <mn>4</mn>
                    </msub>
                    <mo stretchy="false">−</mo>
                    <mn>2</mn>
                  </mrow>
                  <msub>
                    <mi>v</mi>
                    <mi>z</mi>
                  </msub>
                  <msub>
                    <mi>q</mi>
                    <mn>3</mn>
                  </msub>
                </mrow>
              </mtd>
              <mtd>
                <mrow>
                  <mn>2</mn>
                  <msub>
                    <mi>v</mi>
                    <mi>y</mi>
                  </msub>
                  <mrow>
                    <msub>
                      <mi>q</mi>
                      <mn>3</mn>
                    </msub>
                    <mo stretchy="false">+</mo>
                    <mn>2</mn>
                  </mrow>
                  <msub>
                    <mi>v</mi>
                    <mi>z</mi>
                  </msub>
                  <msub>
                    <mi>q</mi>
                    <mn>4</mn>
                  </msub>
                </mrow>
              </mtd>
              <mtd>
                <mrow>
                  <mrow>
                    <mo stretchy="false">−</mo>
                    <mn>4</mn>
                  </mrow>
                  <msub>
                    <mi>v</mi>
                    <mi>x</mi>
                  </msub>
                  <mrow>
                    <msub>
                      <mi>q</mi>
                      <mn>3</mn>
                    </msub>
                    <mo stretchy="false">+</mo>
                    <mn>2</mn>
                  </mrow>
                  <msub>
                    <mi>v</mi>
                    <mi>y</mi>
                  </msub>
                  <mrow>
                    <msub>
                      <mi>q</mi>
                      <mn>2</mn>
                    </msub>
                    <mo stretchy="false">−</mo>
                    <mn>2</mn>
                  </mrow>
                  <msub>
                    <mi>v</mi>
                    <mi>z</mi>
                  </msub>
                  <msub>
                    <mi>q</mi>
                    <mn>1</mn>
                  </msub>
                </mrow>
              </mtd>
              <mtd>
                <mrow>
                  <mrow>
                    <mo stretchy="false">−</mo>
                    <mn>4</mn>
                  </mrow>
                  <msub>
                    <mi>v</mi>
                    <mi>x</mi>
                  </msub>
                  <mrow>
                    <msub>
                      <mi>q</mi>
                      <mn>4</mn>
                    </msub>
                    <mo stretchy="false">+</mo>
                    <mn>2</mn>
                  </mrow>
                  <msub>
                    <mi>v</mi>
                    <mi>y</mi>
                  </msub>
                  <mrow>
                    <msub>
                      <mi>q</mi>
                      <mn>1</mn>
                    </msub>
                    <mo stretchy="false">+</mo>
                    <mn>2</mn>
                  </mrow>
                  <msub>
                    <mi>v</mi>
                    <mi>z</mi>
                  </msub>
                  <msub>
                    <mi>q</mi>
                    <mn>2</mn>
                  </msub>
                </mrow>
              </mtd>
            </mtr>
            <mtr>
              <mtd>
                <mrow>
                  <mrow>
                    <mo stretchy="false">−</mo>
                    <mn>2</mn>
                  </mrow>
                  <msub>
                    <mi>v</mi>
                    <mi>x</mi>
                  </msub>
                  <mrow>
                    <msub>
                      <mi>q</mi>
                      <mn>4</mn>
                    </msub>
                    <mo stretchy="false">+</mo>
                    <mn>2</mn>
                  </mrow>
                  <msub>
                    <mi>v</mi>
                    <mi>z</mi>
                  </msub>
                  <msub>
                    <mi>q</mi>
                    <mn>2</mn>
                  </msub>
                </mrow>
              </mtd>
              <mtd>
                <mrow>
                  <mn>2</mn>
                  <msub>
                    <mi>v</mi>
                    <mi>x</mi>
                  </msub>
                  <mrow>
                    <msub>
                      <mi>q</mi>
                      <mn>3</mn>
                    </msub>
                    <mo stretchy="false">−</mo>
                    <mn>4</mn>
                  </mrow>
                  <msub>
                    <mi>v</mi>
                    <mi>y</mi>
                  </msub>
                  <mrow>
                    <msub>
                      <mi>q</mi>
                      <mn>2</mn>
                    </msub>
                    <mo stretchy="false">+</mo>
                    <mn>2</mn>
                  </mrow>
                  <msub>
                    <mi>v</mi>
                    <mi>z</mi>
                  </msub>
                  <msub>
                    <mi>q</mi>
                    <mn>1</mn>
                  </msub>
                </mrow>
              </mtd>
              <mtd>
                <mrow>
                  <mn>2</mn>
                  <msub>
                    <mi>v</mi>
                    <mi>x</mi>
                  </msub>
                  <mrow>
                    <msub>
                      <mi>q</mi>
                      <mn>2</mn>
                    </msub>
                    <mo stretchy="false">+</mo>
                    <mn>2</mn>
                  </mrow>
                  <msub>
                    <mi>v</mi>
                    <mi>z</mi>
                  </msub>
                  <msub>
                    <mi>q</mi>
                    <mn>4</mn>
                  </msub>
                </mrow>
              </mtd>
              <mtd>
                <mrow>
                  <mrow>
                    <mo stretchy="false">−</mo>
                    <mn>2</mn>
                  </mrow>
                  <msub>
                    <mi>v</mi>
                    <mi>x</mi>
                  </msub>
                  <mrow>
                    <msub>
                      <mi>q</mi>
                      <mn>1</mn>
                    </msub>
                    <mo stretchy="false">−</mo>
                    <mn>4</mn>
                  </mrow>
                  <msub>
                    <mi>v</mi>
                    <mi>y</mi>
                  </msub>
                  <mrow>
                    <msub>
                      <mi>q</mi>
                      <mn>4</mn>
                    </msub>
                    <mo stretchy="false">+</mo>
                    <mn>2</mn>
                  </mrow>
                  <msub>
                    <mi>v</mi>
                    <mi>z</mi>
                  </msub>
                  <msub>
                    <mi>q</mi>
                    <mn>3</mn>
                  </msub>
                </mrow>
              </mtd>
            </mtr>
            <mtr>
              <mtd>
                <mrow>
                  <mn>2</mn>
                  <msub>
                    <mi>v</mi>
                    <mi>x</mi>
                  </msub>
                  <mrow>
                    <msub>
                      <mi>q</mi>
                      <mn>3</mn>
                    </msub>
                    <mo stretchy="false">−</mo>
                    <mn>2</mn>
                  </mrow>
                  <msub>
                    <mi>v</mi>
                    <mi>y</mi>
                  </msub>
                  <msub>
                    <mi>q</mi>
                    <mn>2</mn>
                  </msub>
                </mrow>
              </mtd>
              <mtd>
                <mrow>
                  <mn>2</mn>
                  <msub>
                    <mi>v</mi>
                    <mi>x</mi>
                  </msub>
                  <mrow>
                    <msub>
                      <mi>q</mi>
                      <mn>4</mn>
                    </msub>
                    <mo stretchy="false">−</mo>
                    <mn>2</mn>
                  </mrow>
                  <msub>
                    <mi>v</mi>
                    <mi>y</mi>
                  </msub>
                  <mrow>
                    <msub>
                      <mi>q</mi>
                      <mn>1</mn>
                    </msub>
                    <mo stretchy="false">−</mo>
                    <mn>4</mn>
                  </mrow>
                  <msub>
                    <mi>v</mi>
                    <mi>z</mi>
                  </msub>
                  <msub>
                    <mi>q</mi>
                    <mn>2</mn>
                  </msub>
                </mrow>
              </mtd>
              <mtd>
                <mrow>
                  <mn>2</mn>
                  <msub>
                    <mi>v</mi>
                    <mi>x</mi>
                  </msub>
                  <mrow>
                    <msub>
                      <mi>q</mi>
                      <mn>1</mn>
                    </msub>
                    <mo stretchy="false">+</mo>
                    <mn>2</mn>
                  </mrow>
                  <msub>
                    <mi>v</mi>
                    <mi>y</mi>
                  </msub>
                  <mrow>
                    <msub>
                      <mi>q</mi>
                      <mn>4</mn>
                    </msub>
                    <mo stretchy="false">−</mo>
                    <mn>4</mn>
                  </mrow>
                  <msub>
                    <mi>v</mi>
                    <mi>z</mi>
                  </msub>
                  <msub>
                    <mi>q</mi>
                    <mn>3</mn>
                  </msub>
                </mrow>
              </mtd>
              <mtd>
                <mrow>
                  <mn>2</mn>
                  <msub>
                    <mi>x</mi>
                    <mi>x</mi>
                  </msub>
                  <mrow>
                    <msub>
                      <mi>q</mi>
                      <mn>2</mn>
                    </msub>
                    <mo stretchy="false">+</mo>
                    <mn>2</mn>
                  </mrow>
                  <msub>
                    <mi>d</mi>
                    <mi>y</mi>
                  </msub>
                  <msub>
                    <mi>q</mi>
                    <mn>3</mn>
                  </msub>
                </mrow>
              </mtd>
            </mtr>
          </mtable>
        </mrow>
        <mo fence="true" stretchy="true">]</mo>
      </mrow>
    </mrow>
    <annotation encoding="StarMath 5.0">J_f = left[matrix {2v_y{q_4}-2v_z{q_3}#2v_y{q_3}+2v_z{q_4}#-4v_x{q_3}+2v_y{q_2}-2v_z{q_1}#-4v_x{q_4}+2v_y{q_1}+2v_z{q_2}##-2v_x{q_4}+2v_z{q_2}#2v_x{q_3}-4v_y{q_2}+2v_z{q_1}#2v_x{q_2}+2v_z{q_4}#-2v_x{q_1}-4v_y{q_4}+2v_z{q_3}##2v_x{q_3}-2v_y{q_2}#2v_x{q_4}-2v_y{q_1}-4v_z{q_2}#2v_x{q_1}+2v_y{q_4}-4v_z{q_3}#2x_x{q_2}+2d_y{q_3}} right]
</annotation>
  </semantics>
</math>
</file>

<file path=Object 71/content.xml><?xml version="1.0" encoding="utf-8"?>
<math xmlns="http://www.w3.org/1998/Math/MathML" display="block">
  <semantics>
    <mrow>
      <mi>f</mi>
      <mrow>
        <mrow>
          <mo fence="true" stretchy="false">(</mo>
          <mrow/>
          <mo fence="true" stretchy="false">)</mo>
        </mrow>
        <mo stretchy="false">=</mo>
        <mrow>
          <mo fence="true" stretchy="true">[</mo>
          <mrow>
            <mtable>
              <mtr>
                <mtd>
                  <mrow>
                    <mn>2</mn>
                    <mrow>
                      <mrow>
                        <mo fence="true" stretchy="false">(</mo>
                        <mrow>
                          <mrow>
                            <msub>
                              <mi>q</mi>
                              <mn>2</mn>
                            </msub>
                            <mrow>
                              <msub>
                                <mi>q</mi>
                                <mn>4</mn>
                              </msub>
                              <mo stretchy="false">−</mo>
                              <msub>
                                <mi>q</mi>
                                <mn>1</mn>
                              </msub>
                            </mrow>
                            <msub>
                              <mi>q</mi>
                              <mn>3</mn>
                            </msub>
                          </mrow>
                        </mrow>
                        <mo fence="true" stretchy="false">)</mo>
                      </mrow>
                      <mo stretchy="false">−</mo>
                      <msub>
                        <mi>s</mi>
                        <mi>x</mi>
                      </msub>
                    </mrow>
                  </mrow>
                </mtd>
              </mtr>
              <mtr>
                <mtd>
                  <mrow>
                    <mn>2</mn>
                    <mrow>
                      <mrow>
                        <mo fence="true" stretchy="false">(</mo>
                        <mrow>
                          <mrow>
                            <msub>
                              <mi>q</mi>
                              <mn>3</mn>
                            </msub>
                            <mrow>
                              <msub>
                                <mi>q</mi>
                                <mn>4</mn>
                              </msub>
                              <mo stretchy="false">+</mo>
                              <msub>
                                <mi>q</mi>
                                <mn>1</mn>
                              </msub>
                            </mrow>
                            <msub>
                              <mi>q</mi>
                              <mn>2</mn>
                            </msub>
                          </mrow>
                        </mrow>
                        <mo fence="true" stretchy="false">)</mo>
                      </mrow>
                      <mo stretchy="false">−</mo>
                      <msub>
                        <mi>s</mi>
                        <mi>y</mi>
                      </msub>
                    </mrow>
                  </mrow>
                </mtd>
              </mtr>
              <mtr>
                <mtd>
                  <mrow>
                    <mn>1</mn>
                    <mo stretchy="false">−</mo>
                    <msup>
                      <mrow>
                        <mn>2</mn>
                        <msub>
                          <mi>q</mi>
                          <mn>2</mn>
                        </msub>
                      </mrow>
                      <mn>2</mn>
                    </msup>
                    <mo stretchy="false">−</mo>
                    <msup>
                      <mrow>
                        <mn>2</mn>
                        <msub>
                          <mi>q</mi>
                          <mn>3</mn>
                        </msub>
                      </mrow>
                      <mn>2</mn>
                    </msup>
                    <mo stretchy="false">−</mo>
                    <msub>
                      <mi>s</mi>
                      <mi>z</mi>
                    </msub>
                  </mrow>
                </mtd>
              </mtr>
            </mtable>
          </mrow>
          <mo fence="true" stretchy="true">]</mo>
        </mrow>
      </mrow>
    </mrow>
    <annotation encoding="StarMath 5.0">f() = left[matrix{2(q_{2}q_{4}-q_{1}q_{3})-s_{x}##2(q_{3}q_{4}+q_{1}q_{2})-s_{y}##1-{2q_{2}}^{2}-{2q_{3}}^{2}-s_{z}}right]
</annotation>
  </semantics>
</math>
</file>

<file path=Object 72/content.xml><?xml version="1.0" encoding="utf-8"?>
<math xmlns="http://www.w3.org/1998/Math/MathML" display="block">
  <semantics>
    <mrow>
      <mi>v</mi>
      <mo stretchy="false">=</mo>
      <mrow>
        <mo fence="true" stretchy="true">[</mo>
        <mrow>
          <mtable>
            <mtr>
              <mtd>
                <mn>0</mn>
              </mtd>
            </mtr>
            <mtr>
              <mtd>
                <mn>0</mn>
              </mtd>
            </mtr>
            <mtr>
              <mtd>
                <mn>1</mn>
              </mtd>
            </mtr>
          </mtable>
        </mrow>
        <mo fence="true" stretchy="true">]</mo>
      </mrow>
    </mrow>
    <annotation encoding="StarMath 5.0">v =  left[matrix{0 ## 0 ## 1 }right]</annotation>
  </semantics>
</math>
</file>

<file path=Object 73/content.xml><?xml version="1.0" encoding="utf-8"?>
<math xmlns="http://www.w3.org/1998/Math/MathML" display="block">
  <semantics>
    <mrow>
      <msub>
        <mi>J</mi>
        <mi>f</mi>
      </msub>
      <mo stretchy="false">=</mo>
      <mrow>
        <mo fence="true" stretchy="true">[</mo>
        <mrow>
          <mtable>
            <mtr>
              <mtd>
                <mrow>
                  <mrow>
                    <mo stretchy="false">−</mo>
                    <mn>2</mn>
                  </mrow>
                  <msub>
                    <mi>q</mi>
                    <mn>3</mn>
                  </msub>
                </mrow>
              </mtd>
              <mtd>
                <mrow>
                  <mn>2</mn>
                  <msub>
                    <mi>q</mi>
                    <mn>4</mn>
                  </msub>
                </mrow>
              </mtd>
              <mtd>
                <mrow>
                  <mrow>
                    <mo stretchy="false">−</mo>
                    <mn>2</mn>
                  </mrow>
                  <msub>
                    <mi>q</mi>
                    <mn>1</mn>
                  </msub>
                </mrow>
              </mtd>
              <mtd>
                <mrow>
                  <mn>2</mn>
                  <msub>
                    <mi>q</mi>
                    <mn>2</mn>
                  </msub>
                </mrow>
              </mtd>
            </mtr>
            <mtr>
              <mtd>
                <mrow>
                  <mn>2</mn>
                  <msub>
                    <mi>q</mi>
                    <mn>2</mn>
                  </msub>
                </mrow>
              </mtd>
              <mtd>
                <mrow>
                  <mn>2</mn>
                  <msub>
                    <mi>q</mi>
                    <mn>1</mn>
                  </msub>
                </mrow>
              </mtd>
              <mtd>
                <mrow>
                  <mn>2</mn>
                  <msub>
                    <mi>q</mi>
                    <mn>4</mn>
                  </msub>
                </mrow>
              </mtd>
              <mtd>
                <mrow>
                  <mn>2</mn>
                  <msub>
                    <mi>q</mi>
                    <mn>3</mn>
                  </msub>
                </mrow>
              </mtd>
            </mtr>
            <mtr>
              <mtd>
                <mn>0</mn>
              </mtd>
              <mtd>
                <mrow>
                  <mrow>
                    <mo stretchy="false">−</mo>
                    <mn>4</mn>
                  </mrow>
                  <msub>
                    <mi>q</mi>
                    <mn>2</mn>
                  </msub>
                </mrow>
              </mtd>
              <mtd>
                <mrow>
                  <mrow>
                    <mo stretchy="false">−</mo>
                    <mn>4</mn>
                  </mrow>
                  <msub>
                    <mi>q</mi>
                    <mn>3</mn>
                  </msub>
                </mrow>
              </mtd>
              <mtd>
                <mn>0</mn>
              </mtd>
            </mtr>
          </mtable>
        </mrow>
        <mo fence="true" stretchy="true">]</mo>
      </mrow>
    </mrow>
    <annotation encoding="StarMath 5.0">J_f = left[matrix {-2{q_3}#2{q_4}#-2{q_1}#2{q_2}##
2{q_2}#2{q_1}#2{q_4}#2{q_3}##0#-4{q_2}#-4{q_3}#0} right]
</annotation>
  </semantics>
</math>
</file>

<file path=Object 74/content.xml><?xml version="1.0" encoding="utf-8"?>
<math xmlns="http://www.w3.org/1998/Math/MathML" display="block">
  <semantics>
    <mrow>
      <mi>v</mi>
      <mo stretchy="false">=</mo>
      <mrow>
        <mo fence="true" stretchy="true">[</mo>
        <mrow>
          <mtable>
            <mtr>
              <mtd>
                <msub>
                  <mi>v</mi>
                  <mi>x</mi>
                </msub>
              </mtd>
            </mtr>
            <mtr>
              <mtd>
                <mn>0</mn>
              </mtd>
            </mtr>
            <mtr>
              <mtd>
                <msub>
                  <mi>v</mi>
                  <mi>z</mi>
                </msub>
              </mtd>
            </mtr>
          </mtable>
        </mrow>
        <mo fence="true" stretchy="true">]</mo>
      </mrow>
    </mrow>
    <annotation encoding="StarMath 5.0">v =  left[matrix{v_x ## 0 ## v_z }right]</annotation>
  </semantics>
</math>
</file>

<file path=Object 75/content.xml><?xml version="1.0" encoding="utf-8"?>
<math xmlns="http://www.w3.org/1998/Math/MathML" display="block">
  <semantics>
    <mrow>
      <mi>f</mi>
      <mrow>
        <mrow>
          <mo fence="true" stretchy="false">(</mo>
          <mrow/>
          <mo fence="true" stretchy="false">)</mo>
        </mrow>
        <mo stretchy="false">=</mo>
        <mrow>
          <mo fence="true" stretchy="true">[</mo>
          <mrow>
            <mtable>
              <mtr>
                <mtd>
                  <mrow>
                    <msub>
                      <mi>v</mi>
                      <mi>x</mi>
                    </msub>
                    <mrow>
                      <mrow>
                        <mo fence="true" stretchy="false">(</mo>
                        <mrow>
                          <mrow>
                            <mrow>
                              <mn>1</mn>
                              <mo stretchy="false">−</mo>
                              <mn>2</mn>
                            </mrow>
                            <mrow>
                              <msup>
                                <msub>
                                  <mi>q</mi>
                                  <mn>3</mn>
                                </msub>
                                <mn>2</mn>
                              </msup>
                              <mo stretchy="false">−</mo>
                              <mn>2</mn>
                            </mrow>
                            <msup>
                              <msub>
                                <mi>q</mi>
                                <mn>4</mn>
                              </msub>
                              <mn>2</mn>
                            </msup>
                          </mrow>
                        </mrow>
                        <mo fence="true" stretchy="false">)</mo>
                      </mrow>
                      <mo stretchy="false">+</mo>
                      <mn>2</mn>
                    </mrow>
                    <msub>
                      <mi>v</mi>
                      <mi>z</mi>
                    </msub>
                    <mrow>
                      <mrow>
                        <mo fence="true" stretchy="false">(</mo>
                        <mrow>
                          <mrow>
                            <msub>
                              <mi>q</mi>
                              <mn>2</mn>
                            </msub>
                            <mrow>
                              <msub>
                                <mi>q</mi>
                                <mn>4</mn>
                              </msub>
                              <mo stretchy="false">−</mo>
                              <msub>
                                <mi>q</mi>
                                <mn>1</mn>
                              </msub>
                            </mrow>
                            <msub>
                              <mi>q</mi>
                              <mn>3</mn>
                            </msub>
                          </mrow>
                        </mrow>
                        <mo fence="true" stretchy="false">)</mo>
                      </mrow>
                      <mo stretchy="false">−</mo>
                      <msub>
                        <mi>s</mi>
                        <mi>x</mi>
                      </msub>
                    </mrow>
                  </mrow>
                </mtd>
              </mtr>
              <mtr>
                <mtd>
                  <mrow>
                    <mn>2</mn>
                    <msub>
                      <mi>v</mi>
                      <mi>x</mi>
                    </msub>
                    <mrow>
                      <mrow>
                        <mo fence="true" stretchy="false">(</mo>
                        <mrow>
                          <mrow>
                            <msub>
                              <mi>q</mi>
                              <mn>2</mn>
                            </msub>
                            <mrow>
                              <msub>
                                <mi>q</mi>
                                <mn>3</mn>
                              </msub>
                              <mo stretchy="false">−</mo>
                              <msub>
                                <mi>q</mi>
                                <mn>1</mn>
                              </msub>
                            </mrow>
                            <msub>
                              <mi>q</mi>
                              <mn>4</mn>
                            </msub>
                          </mrow>
                        </mrow>
                        <mo fence="true" stretchy="false">)</mo>
                      </mrow>
                      <mo stretchy="false">+</mo>
                      <mn>2</mn>
                    </mrow>
                    <msub>
                      <mi>v</mi>
                      <mi>z</mi>
                    </msub>
                    <mrow>
                      <mrow>
                        <mo fence="true" stretchy="false">(</mo>
                        <mrow>
                          <mrow>
                            <msub>
                              <mi>q</mi>
                              <mn>3</mn>
                            </msub>
                            <mrow>
                              <msub>
                                <mi>q</mi>
                                <mn>4</mn>
                              </msub>
                              <mo stretchy="false">+</mo>
                              <msub>
                                <mi>q</mi>
                                <mn>1</mn>
                              </msub>
                            </mrow>
                            <msub>
                              <mi>q</mi>
                              <mn>2</mn>
                            </msub>
                          </mrow>
                        </mrow>
                        <mo fence="true" stretchy="false">)</mo>
                      </mrow>
                      <mo stretchy="false">−</mo>
                      <msub>
                        <mi>s</mi>
                        <mi>y</mi>
                      </msub>
                    </mrow>
                  </mrow>
                </mtd>
              </mtr>
              <mtr>
                <mtd>
                  <mrow>
                    <mn>2</mn>
                    <msub>
                      <mi>v</mi>
                      <mi>x</mi>
                    </msub>
                    <mrow>
                      <mrow>
                        <mo fence="true" stretchy="false">(</mo>
                        <mrow>
                          <mrow>
                            <msub>
                              <mi>q</mi>
                              <mn>2</mn>
                            </msub>
                            <mrow>
                              <msub>
                                <mi>q</mi>
                                <mn>4</mn>
                              </msub>
                              <mo stretchy="false">+</mo>
                              <msub>
                                <mi>q</mi>
                                <mn>1</mn>
                              </msub>
                            </mrow>
                            <msub>
                              <mi>q</mi>
                              <mn>3</mn>
                            </msub>
                          </mrow>
                        </mrow>
                        <mo fence="true" stretchy="false">)</mo>
                      </mrow>
                      <mo stretchy="false">+</mo>
                      <msub>
                        <mi>v</mi>
                        <mi>z</mi>
                      </msub>
                    </mrow>
                    <mrow>
                      <mrow>
                        <mo fence="true" stretchy="false">(</mo>
                        <mrow>
                          <mrow>
                            <mn>1</mn>
                            <mo stretchy="false">−</mo>
                            <msup>
                              <mrow>
                                <mn>2</mn>
                                <msub>
                                  <mi>q</mi>
                                  <mn>2</mn>
                                </msub>
                              </mrow>
                              <mn>2</mn>
                            </msup>
                            <mo stretchy="false">−</mo>
                            <msup>
                              <mrow>
                                <mn>2</mn>
                                <msub>
                                  <mi>q</mi>
                                  <mn>3</mn>
                                </msub>
                              </mrow>
                              <mn>2</mn>
                            </msup>
                          </mrow>
                        </mrow>
                        <mo fence="true" stretchy="false">)</mo>
                      </mrow>
                      <mo stretchy="false">−</mo>
                      <msub>
                        <mi>s</mi>
                        <mi>z</mi>
                      </msub>
                    </mrow>
                  </mrow>
                </mtd>
              </mtr>
            </mtable>
          </mrow>
          <mo fence="true" stretchy="true">]</mo>
        </mrow>
      </mrow>
    </mrow>
    <annotation encoding="StarMath 5.0">f() = left[matrix{v_{x}(1-2{q_{3}}^{2}-2{q_{4}}^{2})+2v_{z}(q_{2}q_{4}-q_{1}q_{3})-s_{x}##2v_{x}(q_{2}q_{3}-q_{1}q_{4
})+2v_{z}(q_{3}q_{4}+q_{1}q_{2})-s_{y}##2v_{x}(q_{2}q_{4}+q_{1}q_{3})+v_{z}(1-{2q_{2}}^{2}-{2q_{3}}^{2})-s_{z}}right]
</annotation>
  </semantics>
</math>
</file>

<file path=Object 76/content.xml><?xml version="1.0" encoding="utf-8"?>
<math xmlns="http://www.w3.org/1998/Math/MathML" display="block">
  <semantics>
    <mrow>
      <msub>
        <mi>J</mi>
        <mi>f</mi>
      </msub>
      <mo stretchy="false">=</mo>
      <mrow>
        <mo fence="true" stretchy="true">[</mo>
        <mrow>
          <mtable>
            <mtr>
              <mtd>
                <mrow>
                  <mrow>
                    <mo stretchy="false">−</mo>
                    <mn>2</mn>
                  </mrow>
                  <msub>
                    <mi>v</mi>
                    <mi>z</mi>
                  </msub>
                  <msub>
                    <mi>q</mi>
                    <mn>3</mn>
                  </msub>
                </mrow>
              </mtd>
              <mtd>
                <mrow>
                  <mn>2</mn>
                  <msub>
                    <mi>v</mi>
                    <mi>z</mi>
                  </msub>
                  <msub>
                    <mi>q</mi>
                    <mn>4</mn>
                  </msub>
                </mrow>
              </mtd>
              <mtd>
                <mrow>
                  <mrow>
                    <mo stretchy="false">−</mo>
                    <mn>4</mn>
                  </mrow>
                  <msub>
                    <mi>v</mi>
                    <mi>x</mi>
                  </msub>
                  <mrow>
                    <msub>
                      <mi>q</mi>
                      <mn>3</mn>
                    </msub>
                    <mo stretchy="false">−</mo>
                    <mn>2</mn>
                  </mrow>
                  <msub>
                    <mi>v</mi>
                    <mi>z</mi>
                  </msub>
                  <msub>
                    <mi>q</mi>
                    <mn>1</mn>
                  </msub>
                </mrow>
              </mtd>
              <mtd>
                <mrow>
                  <mrow>
                    <mo stretchy="false">−</mo>
                    <mn>4</mn>
                  </mrow>
                  <msub>
                    <mi>v</mi>
                    <mi>x</mi>
                  </msub>
                  <mrow>
                    <msub>
                      <mi>q</mi>
                      <mn>4</mn>
                    </msub>
                    <mo stretchy="false">+</mo>
                    <mn>2</mn>
                  </mrow>
                  <msub>
                    <mi>v</mi>
                    <mi>z</mi>
                  </msub>
                  <msub>
                    <mi>q</mi>
                    <mn>2</mn>
                  </msub>
                </mrow>
              </mtd>
            </mtr>
            <mtr>
              <mtd>
                <mrow>
                  <mrow>
                    <mo stretchy="false">−</mo>
                    <mn>2</mn>
                  </mrow>
                  <msub>
                    <mi>v</mi>
                    <mi>x</mi>
                  </msub>
                  <mrow>
                    <msub>
                      <mi>q</mi>
                      <mn>4</mn>
                    </msub>
                    <mo stretchy="false">+</mo>
                    <mn>2</mn>
                  </mrow>
                  <msub>
                    <mi>v</mi>
                    <mi>z</mi>
                  </msub>
                  <msub>
                    <mi>q</mi>
                    <mn>2</mn>
                  </msub>
                </mrow>
              </mtd>
              <mtd>
                <mrow>
                  <mn>2</mn>
                  <msub>
                    <mi>v</mi>
                    <mi>x</mi>
                  </msub>
                  <mrow>
                    <msub>
                      <mi>q</mi>
                      <mn>3</mn>
                    </msub>
                    <mo stretchy="false">+</mo>
                    <mn>2</mn>
                  </mrow>
                  <msub>
                    <mi>v</mi>
                    <mi>z</mi>
                  </msub>
                  <msub>
                    <mi>q</mi>
                    <mn>1</mn>
                  </msub>
                </mrow>
              </mtd>
              <mtd>
                <mrow>
                  <mn>2</mn>
                  <msub>
                    <mi>v</mi>
                    <mi>x</mi>
                  </msub>
                  <mrow>
                    <msub>
                      <mi>q</mi>
                      <mn>2</mn>
                    </msub>
                    <mo stretchy="false">+</mo>
                    <mn>2</mn>
                  </mrow>
                  <msub>
                    <mi>v</mi>
                    <mi>z</mi>
                  </msub>
                  <msub>
                    <mi>q</mi>
                    <mn>4</mn>
                  </msub>
                </mrow>
              </mtd>
              <mtd>
                <mrow>
                  <mrow>
                    <mo stretchy="false">−</mo>
                    <mn>2</mn>
                  </mrow>
                  <msub>
                    <mi>v</mi>
                    <mi>x</mi>
                  </msub>
                  <mrow>
                    <msub>
                      <mi>q</mi>
                      <mn>1</mn>
                    </msub>
                    <mo stretchy="false">+</mo>
                    <mn>2</mn>
                  </mrow>
                  <msub>
                    <mi>v</mi>
                    <mi>z</mi>
                  </msub>
                  <msub>
                    <mi>q</mi>
                    <mn>3</mn>
                  </msub>
                </mrow>
              </mtd>
            </mtr>
            <mtr>
              <mtd>
                <mrow>
                  <mn>2</mn>
                  <msub>
                    <mi>v</mi>
                    <mi>x</mi>
                  </msub>
                  <msub>
                    <mi>q</mi>
                    <mn>3</mn>
                  </msub>
                </mrow>
              </mtd>
              <mtd>
                <mrow>
                  <mn>2</mn>
                  <msub>
                    <mi>v</mi>
                    <mi>x</mi>
                  </msub>
                  <mrow>
                    <msub>
                      <mi>q</mi>
                      <mn>4</mn>
                    </msub>
                    <mo stretchy="false">−</mo>
                    <mn>4</mn>
                  </mrow>
                  <msub>
                    <mi>v</mi>
                    <mi>z</mi>
                  </msub>
                  <msub>
                    <mi>q</mi>
                    <mn>2</mn>
                  </msub>
                </mrow>
              </mtd>
              <mtd>
                <mrow>
                  <mn>2</mn>
                  <msub>
                    <mi>v</mi>
                    <mi>x</mi>
                  </msub>
                  <mrow>
                    <msub>
                      <mi>q</mi>
                      <mn>1</mn>
                    </msub>
                    <mo stretchy="false">−</mo>
                    <mn>4</mn>
                  </mrow>
                  <msub>
                    <mi>v</mi>
                    <mi>z</mi>
                  </msub>
                  <msub>
                    <mi>q</mi>
                    <mn>3</mn>
                  </msub>
                </mrow>
              </mtd>
              <mtd>
                <mrow>
                  <mn>2</mn>
                  <msub>
                    <mi>v</mi>
                    <mi>x</mi>
                  </msub>
                  <msub>
                    <mi>q</mi>
                    <mn>2</mn>
                  </msub>
                </mrow>
              </mtd>
            </mtr>
          </mtable>
        </mrow>
        <mo fence="true" stretchy="true">]</mo>
      </mrow>
    </mrow>
    <annotation encoding="StarMath 5.0">J_f = left[matrix {-2v_z{q_3}#2v_z{q_4}#-4v_x{q_3}-2v_z{q_1}#-4v_x{q_4}+2v_z{q_2}##-2v_x{q_4}+2v_z{q_2}#2v_x{q_3}+2v_z{q_1}#2v_x{q_2}+2v_z{q_4}#-2v_x{q_1}+2v_z{q_3}##2v_x{q_3}#2v_x{q_4}-4v_z{q_2}#2v_x{q_1}-4v_z{q_3}#2v_x{q_2}} right]
</annotation>
  </semantics>
</math>
</file>

<file path=Object 77/content.xml><?xml version="1.0" encoding="utf-8"?>
<math xmlns="http://www.w3.org/1998/Math/MathML" display="block">
  <semantics>
    <mrow>
      <mi>v</mi>
      <mo stretchy="false">=</mo>
      <mrow>
        <mo fence="true" stretchy="true">[</mo>
        <mrow>
          <mtable>
            <mtr>
              <mtd>
                <mn>1</mn>
              </mtd>
            </mtr>
            <mtr>
              <mtd>
                <mn>0</mn>
              </mtd>
            </mtr>
            <mtr>
              <mtd>
                <mn>0</mn>
              </mtd>
            </mtr>
          </mtable>
        </mrow>
        <mo fence="true" stretchy="true">]</mo>
      </mrow>
    </mrow>
    <annotation encoding="StarMath 5.0">v =  left[matrix{1 ## 0 ## 0 }right]</annotation>
  </semantics>
</math>
</file>

<file path=Object 78/content.xml><?xml version="1.0" encoding="utf-8"?>
<math xmlns="http://www.w3.org/1998/Math/MathML" display="block">
  <semantics>
    <mrow>
      <mi>f</mi>
      <mrow>
        <mrow>
          <mo fence="true" stretchy="false">(</mo>
          <mrow/>
          <mo fence="true" stretchy="false">)</mo>
        </mrow>
        <mo stretchy="false">=</mo>
        <mrow>
          <mo fence="true" stretchy="true">[</mo>
          <mrow>
            <mtable>
              <mtr>
                <mtd>
                  <mrow>
                    <mrow>
                      <mn>1</mn>
                      <mo stretchy="false">−</mo>
                      <mn>2</mn>
                    </mrow>
                    <mrow>
                      <msup>
                        <msub>
                          <mi>q</mi>
                          <mn>3</mn>
                        </msub>
                        <mn>2</mn>
                      </msup>
                      <mo stretchy="false">−</mo>
                      <mn>2</mn>
                    </mrow>
                    <mrow>
                      <msup>
                        <msub>
                          <mi>q</mi>
                          <mn>4</mn>
                        </msub>
                        <mn>2</mn>
                      </msup>
                      <mo stretchy="false">−</mo>
                      <msub>
                        <mi>s</mi>
                        <mi>x</mi>
                      </msub>
                    </mrow>
                  </mrow>
                </mtd>
              </mtr>
              <mtr>
                <mtd>
                  <mrow>
                    <mn>2</mn>
                    <mrow>
                      <mrow>
                        <mo fence="true" stretchy="false">(</mo>
                        <mrow>
                          <mrow>
                            <msub>
                              <mi>q</mi>
                              <mn>2</mn>
                            </msub>
                            <mrow>
                              <msub>
                                <mi>q</mi>
                                <mn>3</mn>
                              </msub>
                              <mo stretchy="false">−</mo>
                              <msub>
                                <mi>q</mi>
                                <mn>1</mn>
                              </msub>
                            </mrow>
                            <msub>
                              <mi>q</mi>
                              <mn>4</mn>
                            </msub>
                          </mrow>
                        </mrow>
                        <mo fence="true" stretchy="false">)</mo>
                      </mrow>
                      <mo stretchy="false">−</mo>
                      <msub>
                        <mi>s</mi>
                        <mi>y</mi>
                      </msub>
                    </mrow>
                  </mrow>
                </mtd>
              </mtr>
              <mtr>
                <mtd>
                  <mrow>
                    <mn>2</mn>
                    <mrow>
                      <mrow>
                        <mo fence="true" stretchy="false">(</mo>
                        <mrow>
                          <mrow>
                            <msub>
                              <mi>q</mi>
                              <mn>2</mn>
                            </msub>
                            <mrow>
                              <msub>
                                <mi>q</mi>
                                <mn>4</mn>
                              </msub>
                              <mo stretchy="false">+</mo>
                              <msub>
                                <mi>q</mi>
                                <mn>1</mn>
                              </msub>
                            </mrow>
                            <msub>
                              <mi>q</mi>
                              <mn>3</mn>
                            </msub>
                          </mrow>
                        </mrow>
                        <mo fence="true" stretchy="false">)</mo>
                      </mrow>
                      <mo stretchy="false">−</mo>
                      <msub>
                        <mi>s</mi>
                        <mi>z</mi>
                      </msub>
                    </mrow>
                  </mrow>
                </mtd>
              </mtr>
            </mtable>
          </mrow>
          <mo fence="true" stretchy="true">]</mo>
        </mrow>
      </mrow>
    </mrow>
    <annotation encoding="StarMath 5.0">f() = left[matrix{1-2{q_{3}}^{2}-2{q_{4}}^{2}-s_{x}##2(q_{2}q_{3}-q_{1}q_{4
})-s_{y}##2(q_{2}q_{4}+q_{1}q_{3})-s_{z}}right]
</annotation>
  </semantics>
</math>
</file>